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aleDegreeConversions" style:family="table">
      <style:table-properties style:width="6.9201in" fo:margin-left="0in" fo:margin-right="0.0049in" table:align="margins"/>
    </style:style>
    <style:style style:name="ScaleDegreeConversions.A" style:family="table-column">
      <style:table-column-properties style:column-width="0.7708in" style:rel-column-width="7299*"/>
    </style:style>
    <style:style style:name="ScaleDegreeConversions.B" style:family="table-column">
      <style:table-column-properties style:column-width="0.559in" style:rel-column-width="5294*"/>
    </style:style>
    <style:style style:name="ScaleDegreeConversions.L" style:family="table-column">
      <style:table-column-properties style:column-width="0.559in" style:rel-column-width="5296*"/>
    </style:style>
    <style:style style:name="ScaleDegreeConvers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caleDegreeConversions.L1" style:family="table-cell">
      <style:table-cell-properties fo:padding="0.0382in" fo:border="0.0007in solid #000000"/>
    </style:style>
    <style:style style:name="ScaleDegreeConversions.A2" style:family="table-cell">
      <style:table-cell-properties fo:padding="0.0382in" fo:border-left="0.0007in solid #000000" fo:border-right="none" fo:border-top="none" fo:border-bottom="0.0007in solid #000000"/>
    </style:style>
    <style:style style:name="ScaleDegreeConversions.B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J2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L2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ScaleDegreeConversions.B3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B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B5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B6" style:family="table-cell">
      <style:table-cell-properties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B12" style:family="table-cell">
      <style:table-cell-properties fo:background-color="#ff8080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J17" style:family="table-cell">
      <style:table-cell-properties fo:background-color="#00ffff" fo:padding="0.0382in" fo:border-left="0.0007in solid #000000" fo:border-right="none" fo:border-top="none" fo:border-bottom="0.0007in solid #000000">
        <style:background-image/>
      </style:table-cell-properties>
    </style:style>
    <style:style style:name="ScaleDegreeConversions.L17" style:family="table-cell">
      <style:table-cell-properties fo:background-color="#00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6.9201in" fo:margin-left="0in" fo:margin-right="0.0049in" table:align="margins"/>
    </style:style>
    <style:style style:name="Table1.A" style:family="table-column">
      <style:table-column-properties style:column-width="0.7708in" style:rel-column-width="7299*"/>
    </style:style>
    <style:style style:name="Table1.B" style:family="table-column">
      <style:table-column-properties style:column-width="0.559in" style:rel-column-width="5294*"/>
    </style:style>
    <style:style style:name="Table1.L" style:family="table-column">
      <style:table-column-properties style:column-width="0.559in" style:rel-column-width="529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L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J2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1.L2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B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1.B6" style:family="table-cell">
      <style:table-cell-properties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12" style:family="table-cell">
      <style:table-cell-properties fo:background-color="#ff8080" fo:padding="0.0382in" fo:border-left="0.0007in solid #000000" fo:border-right="none" fo:border-top="none" fo:border-bottom="0.0007in solid #000000">
        <style:background-image/>
      </style:table-cell-properties>
    </style:style>
    <style:style style:name="Table1.J32" style:family="table-cell">
      <style:table-cell-properties fo:background-color="#00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L32" style:family="table-cell">
      <style:table-cell-properties fo:background-color="#00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Levels" style:family="table">
      <style:table-properties style:width="6.925in" table:align="margins"/>
    </style:style>
    <style:style style:name="Levels.A" style:family="table-column">
      <style:table-column-properties style:column-width="0.5333in" style:rel-column-width="5045*"/>
    </style:style>
    <style:style style:name="Levels.B" style:family="table-column">
      <style:table-column-properties style:column-width="0.5813in" style:rel-column-width="5499*"/>
    </style:style>
    <style:style style:name="Levels.L" style:family="table-column">
      <style:table-column-properties style:column-width="0.5813in" style:rel-column-width="5500*"/>
    </style:style>
    <style:style style:name="Lev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evels.L1" style:family="table-cell">
      <style:table-cell-properties fo:padding="0.0382in" fo:border="0.0007in solid #000000"/>
    </style:style>
    <style:style style:name="Levels.A2" style:family="table-cell">
      <style:table-cell-properties fo:padding="0.0382in" fo:border-left="0.0007in solid #000000" fo:border-right="none" fo:border-top="none" fo:border-bottom="0.0007in solid #000000"/>
    </style:style>
    <style:style style:name="Levels.L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Levels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91in" style:rel-column-width="4646*"/>
    </style:style>
    <style:style style:name="Table2.B" style:family="table-column">
      <style:table-column-properties style:column-width="0.5361in" style:rel-column-width="5073*"/>
    </style:style>
    <style:style style:name="Table2.M" style:family="table-column">
      <style:table-column-properties style:column-width="0.5375in" style:rel-column-width="50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M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M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5938in" style:rel-column-width="5617*"/>
    </style:style>
    <style:style style:name="Table3.B" style:family="table-column">
      <style:table-column-properties style:column-width="4.6458in" style:rel-column-width="43952*"/>
    </style:style>
    <style:style style:name="Table3.C" style:family="table-column">
      <style:table-column-properties style:column-width="1.6875in" style:rel-column-width="1596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1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0.5417in" style:rel-column-width="5124*"/>
    </style:style>
    <style:style style:name="Table4.B" style:family="table-column">
      <style:table-column-properties style:column-width="4.8854in" style:rel-column-width="46219*"/>
    </style:style>
    <style:style style:name="Table4.C" style:family="table-column">
      <style:table-column-properties style:column-width="1.5in" style:rel-column-width="1419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2333in"/>
    </style:style>
    <style:style style:name="Table4.A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1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22in" fo:margin-left="0.0042in" fo:margin-right="-0.0014in" table:align="margins"/>
    </style:style>
    <style:style style:name="Table5.A" style:family="table-column">
      <style:table-column-properties style:column-width="0.8653in" style:rel-column-width="8191*"/>
    </style:style>
    <style:style style:name="Table5.H" style:family="table-column">
      <style:table-column-properties style:column-width="0.866in" style:rel-column-width="819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.H9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125in" fo:margin-left="0.0146in" fo:margin-right="-0.0021in" table:align="margins"/>
    </style:style>
    <style:style style:name="Table6.A" style:family="table-column">
      <style:table-column-properties style:column-width="1.0104in" style:rel-column-width="9579*"/>
    </style:style>
    <style:style style:name="Table6.B" style:family="table-column">
      <style:table-column-properties style:column-width="0.8542in" style:rel-column-width="8098*"/>
    </style:style>
    <style:style style:name="Table6.C" style:family="table-column">
      <style:table-column-properties style:column-width="0.6354in" style:rel-column-width="6024*"/>
    </style:style>
    <style:style style:name="Table6.D" style:family="table-column">
      <style:table-column-properties style:column-width="2.2083in" style:rel-column-width="20936*"/>
    </style:style>
    <style:style style:name="Table6.E" style:family="table-column">
      <style:table-column-properties style:column-width="2.2042in" style:rel-column-width="208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0.7917in" style:rel-column-width="1140*"/>
    </style:style>
    <style:style style:name="Table7.B" style:family="table-column">
      <style:table-column-properties style:column-width="2.6771in" style:rel-column-width="3855*"/>
    </style:style>
    <style:style style:name="Table7.C" style:family="table-column">
      <style:table-column-properties style:column-width="0.8333in" style:rel-column-width="1200*"/>
    </style:style>
    <style:style style:name="Table7.D" style:family="table-column">
      <style:table-column-properties style:column-width="2.625in" style:rel-column-width="378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D8" style:family="table-cell">
      <style:table-cell-properties fo:background-color="#00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4898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0102in" fo:margin-right="0in" fo:text-indent="0in" style:auto-text-indent="false"/>
    </style:style>
    <style:style style:name="P11" style:family="paragraph" style:parent-style-name="Standard">
      <style:paragraph-properties fo:margin-left="0.0102in" fo:margin-right="0in" fo:text-indent="0in" style:auto-text-indent="false" fo:background-color="#23ff23">
        <style:background-image/>
      </style:paragraph-properties>
    </style:style>
    <style:style style:name="P12" style:family="paragraph" style:parent-style-name="Standard">
      <style:paragraph-properties fo:margin-left="0.0102in" fo:margin-right="0in" fo:text-indent="0in" style:auto-text-indent="false" fo:background-color="transparent">
        <style:background-image/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caleDegreeConversions" table:style-name="ScaleDegreeConversions">
        <table:table-column table:style-name="ScaleDegreeConversions.A"/>
        <table:table-column table:style-name="ScaleDegreeConversions.B" table:number-columns-repeated="10"/>
        <table:table-column table:style-name="ScaleDegreeConversions.L"/>
        <table:table-row>
          <table:table-cell table:style-name="ScaleDegreeConversions.A1" office:value-type="string">
            <text:p text:style-name="P6">Interval</text:p>
          </table:table-cell>
          <table:table-cell table:style-name="ScaleDegreeConversions.A1" office:value-type="string">
            <text:p text:style-name="P6">d2</text:p>
          </table:table-cell>
          <table:table-cell table:style-name="ScaleDegreeConversions.A1" office:value-type="string">
            <text:p text:style-name="P6">m2</text:p>
          </table:table-cell>
          <table:table-cell table:style-name="ScaleDegreeConversions.A1" office:value-type="string">
            <text:p text:style-name="P6">M2</text:p>
          </table:table-cell>
          <table:table-cell table:style-name="ScaleDegreeConversions.A1" office:value-type="string">
            <text:p text:style-name="P6">A2</text:p>
          </table:table-cell>
          <table:table-cell table:style-name="ScaleDegreeConversions.A1" office:value-type="string">
            <text:p text:style-name="P6">d3</text:p>
          </table:table-cell>
          <table:table-cell table:style-name="ScaleDegreeConversions.A1" office:value-type="string">
            <text:p text:style-name="P6">m3</text:p>
          </table:table-cell>
          <table:table-cell table:style-name="ScaleDegreeConversions.A1" office:value-type="string">
            <text:p text:style-name="P6">M3</text:p>
          </table:table-cell>
          <table:table-cell table:style-name="ScaleDegreeConversions.A1" office:value-type="string">
            <text:p text:style-name="P6">A3</text:p>
          </table:table-cell>
          <table:table-cell table:style-name="ScaleDegreeConversions.A1" office:value-type="string">
            <text:p text:style-name="P6">d4</text:p>
          </table:table-cell>
          <table:table-cell table:style-name="ScaleDegreeConversions.A1" office:value-type="string">
            <text:p text:style-name="P6">P4</text:p>
          </table:table-cell>
          <table:table-cell table:style-name="ScaleDegreeConversions.L1" office:value-type="string">
            <text:p text:style-name="P6">A4</text:p>
          </table:table-cell>
        </table:table-row>
        <table:table-row>
          <table:table-cell table:style-name="ScaleDegreeConversions.A2" office:value-type="string">
            <text:p text:style-name="P6">CB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DBB</text:p>
          </table:table-cell>
          <table:table-cell table:style-name="ScaleDegreeConversions.B2" office:value-type="string">
            <text:p text:style-name="P7">D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EBB</text:p>
          </table:table-cell>
          <table:table-cell table:style-name="ScaleDegreeConversions.B2" office:value-type="string">
            <text:p text:style-name="P7">EB</text:p>
          </table:table-cell>
          <table:table-cell table:style-name="ScaleDegreeConversions.J2" office:value-type="string">
            <text:p text:style-name="P7">--</text:p>
          </table:table-cell>
          <table:table-cell table:style-name="ScaleDegreeConversions.J2" office:value-type="string">
            <text:p text:style-name="P7">FBB</text:p>
          </table:table-cell>
          <table:table-cell table:style-name="ScaleDegreeConversions.L2" office:value-type="string">
            <text:p text:style-name="P7">FB</text:p>
          </table:table-cell>
        </table:table-row>
        <table:table-row>
          <table:table-cell table:style-name="ScaleDegreeConversions.A2" office:value-type="string">
            <text:p text:style-name="P6">CB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DBB</text:p>
          </table:table-cell>
          <table:table-cell table:style-name="ScaleDegreeConversions.B3" office:value-type="string">
            <text:p text:style-name="P7">DB</text:p>
          </table:table-cell>
          <table:table-cell table:style-name="ScaleDegreeConversions.B3" office:value-type="string">
            <text:p text:style-name="P7">D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EBB</text:p>
          </table:table-cell>
          <table:table-cell table:style-name="ScaleDegreeConversions.B3" office:value-type="string">
            <text:p text:style-name="P7">EB</text:p>
          </table:table-cell>
          <table:table-cell table:style-name="ScaleDegreeConversions.B3" office:value-type="string">
            <text:p text:style-name="P7">E</text:p>
          </table:table-cell>
          <table:table-cell table:style-name="ScaleDegreeConversions.J2" office:value-type="string">
            <text:p text:style-name="P7">FBB</text:p>
          </table:table-cell>
          <table:table-cell table:style-name="ScaleDegreeConversions.J2" office:value-type="string">
            <text:p text:style-name="P7">FB</text:p>
          </table:table-cell>
          <table:table-cell table:style-name="ScaleDegreeConversions.L2" office:value-type="string">
            <text:p text:style-name="P7">F</text:p>
          </table:table-cell>
        </table:table-row>
        <table:table-row>
          <table:table-cell table:style-name="ScaleDegreeConversions.A2" office:value-type="string">
            <text:p text:style-name="P6">C</text:p>
          </table:table-cell>
          <table:table-cell table:style-name="ScaleDegreeConversions.B4" office:value-type="string">
            <text:p text:style-name="P7">DBB</text:p>
          </table:table-cell>
          <table:table-cell table:style-name="ScaleDegreeConversions.B4" office:value-type="string">
            <text:p text:style-name="P7">DB</text:p>
          </table:table-cell>
          <table:table-cell table:style-name="ScaleDegreeConversions.B4" office:value-type="string">
            <text:p text:style-name="P7">D</text:p>
          </table:table-cell>
          <table:table-cell table:style-name="ScaleDegreeConversions.B4" office:value-type="string">
            <text:p text:style-name="P7">D#</text:p>
          </table:table-cell>
          <table:table-cell table:style-name="ScaleDegreeConversions.B4" office:value-type="string">
            <text:p text:style-name="P7">EBB</text:p>
          </table:table-cell>
          <table:table-cell table:style-name="ScaleDegreeConversions.B4" office:value-type="string">
            <text:p text:style-name="P7">EB</text:p>
          </table:table-cell>
          <table:table-cell table:style-name="ScaleDegreeConversions.B4" office:value-type="string">
            <text:p text:style-name="P7">E</text:p>
          </table:table-cell>
          <table:table-cell table:style-name="ScaleDegreeConversions.B4" office:value-type="string">
            <text:p text:style-name="P7">E#</text:p>
          </table:table-cell>
          <table:table-cell table:style-name="ScaleDegreeConversions.J2" office:value-type="string">
            <text:p text:style-name="P7">FB</text:p>
          </table:table-cell>
          <table:table-cell table:style-name="ScaleDegreeConversions.J2" office:value-type="string">
            <text:p text:style-name="P7">F</text:p>
          </table:table-cell>
          <table:table-cell table:style-name="ScaleDegreeConversions.L2" office:value-type="string">
            <text:p text:style-name="P7">F#</text:p>
          </table:table-cell>
        </table:table-row>
        <table:table-row>
          <table:table-cell table:style-name="ScaleDegreeConversions.A2" office:value-type="string">
            <text:p text:style-name="P6">C#</text:p>
          </table:table-cell>
          <table:table-cell table:style-name="ScaleDegreeConversions.B5" office:value-type="string">
            <text:p text:style-name="P7">DB</text:p>
          </table:table-cell>
          <table:table-cell table:style-name="ScaleDegreeConversions.B5" office:value-type="string">
            <text:p text:style-name="P7">D</text:p>
          </table:table-cell>
          <table:table-cell table:style-name="ScaleDegreeConversions.B5" office:value-type="string">
            <text:p text:style-name="P7">D#</text:p>
          </table:table-cell>
          <table:table-cell table:style-name="ScaleDegreeConversions.B5" office:value-type="string">
            <text:p text:style-name="P7">D##</text:p>
          </table:table-cell>
          <table:table-cell table:style-name="ScaleDegreeConversions.B5" office:value-type="string">
            <text:p text:style-name="P7">EB</text:p>
          </table:table-cell>
          <table:table-cell table:style-name="ScaleDegreeConversions.B5" office:value-type="string">
            <text:p text:style-name="P7">E</text:p>
          </table:table-cell>
          <table:table-cell table:style-name="ScaleDegreeConversions.B5" office:value-type="string">
            <text:p text:style-name="P7">E#</text:p>
          </table:table-cell>
          <table:table-cell table:style-name="ScaleDegreeConversions.B5" office:value-type="string">
            <text:p text:style-name="P7">E##</text:p>
          </table:table-cell>
          <table:table-cell table:style-name="ScaleDegreeConversions.J2" office:value-type="string">
            <text:p text:style-name="P7">F</text:p>
          </table:table-cell>
          <table:table-cell table:style-name="ScaleDegreeConversions.J2" office:value-type="string">
            <text:p text:style-name="P7">F#</text:p>
          </table:table-cell>
          <table:table-cell table:style-name="ScaleDegreeConversions.L2" office:value-type="string">
            <text:p text:style-name="P7">F##</text:p>
          </table:table-cell>
        </table:table-row>
        <table:table-row>
          <table:table-cell table:style-name="ScaleDegreeConversions.A2" office:value-type="string">
            <text:p text:style-name="P6">C##</text:p>
          </table:table-cell>
          <table:table-cell table:style-name="ScaleDegreeConversions.B6" office:value-type="string">
            <text:p text:style-name="P7">D</text:p>
          </table:table-cell>
          <table:table-cell table:style-name="ScaleDegreeConversions.B6" office:value-type="string">
            <text:p text:style-name="P7">D#</text:p>
          </table:table-cell>
          <table:table-cell table:style-name="ScaleDegreeConversions.B6" office:value-type="string">
            <text:p text:style-name="P7">D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B6" office:value-type="string">
            <text:p text:style-name="P7">E</text:p>
          </table:table-cell>
          <table:table-cell table:style-name="ScaleDegreeConversions.B6" office:value-type="string">
            <text:p text:style-name="P7">E#</text:p>
          </table:table-cell>
          <table:table-cell table:style-name="ScaleDegreeConversions.B6" office:value-type="string">
            <text:p text:style-name="P7">E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J2" office:value-type="string">
            <text:p text:style-name="P7">F#</text:p>
          </table:table-cell>
          <table:table-cell table:style-name="ScaleDegreeConversions.J2" office:value-type="string">
            <text:p text:style-name="P7">F##</text:p>
          </table:table-cell>
          <table:table-cell table:style-name="ScaleDegreeConversions.L2" office:value-type="string">
            <text:p text:style-name="P7">--</text:p>
          </table:table-cell>
        </table:table-row>
        <table:table-row>
          <table:table-cell table:style-name="ScaleDegreeConversions.A2" office:value-type="string">
            <text:p text:style-name="P6">DB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EBB</text:p>
          </table:table-cell>
          <table:table-cell table:style-name="ScaleDegreeConversions.B2" office:value-type="string">
            <text:p text:style-name="P7">E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FBB</text:p>
          </table:table-cell>
          <table:table-cell table:style-name="ScaleDegreeConversions.B2" office:value-type="string">
            <text:p text:style-name="P7">FB</text:p>
          </table:table-cell>
          <table:table-cell table:style-name="ScaleDegreeConversions.B2" office:value-type="string">
            <text:p text:style-name="P7">F</text:p>
          </table:table-cell>
          <table:table-cell table:style-name="ScaleDegreeConversions.J2" office:value-type="string">
            <text:p text:style-name="P7">--</text:p>
          </table:table-cell>
          <table:table-cell table:style-name="ScaleDegreeConversions.J2" office:value-type="string">
            <text:p text:style-name="P7">GBB</text:p>
          </table:table-cell>
          <table:table-cell table:style-name="ScaleDegreeConversions.L2" office:value-type="string">
            <text:p text:style-name="P7">GB</text:p>
          </table:table-cell>
        </table:table-row>
        <table:table-row>
          <table:table-cell table:style-name="ScaleDegreeConversions.A2" office:value-type="string">
            <text:p text:style-name="P6">DB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EBB</text:p>
          </table:table-cell>
          <table:table-cell table:style-name="ScaleDegreeConversions.B3" office:value-type="string">
            <text:p text:style-name="P7">EB</text:p>
          </table:table-cell>
          <table:table-cell table:style-name="ScaleDegreeConversions.B3" office:value-type="string">
            <text:p text:style-name="P7">E</text:p>
          </table:table-cell>
          <table:table-cell table:style-name="ScaleDegreeConversions.B3" office:value-type="string">
            <text:p text:style-name="P7">FBB</text:p>
          </table:table-cell>
          <table:table-cell table:style-name="ScaleDegreeConversions.B3" office:value-type="string">
            <text:p text:style-name="P7">FB</text:p>
          </table:table-cell>
          <table:table-cell table:style-name="ScaleDegreeConversions.B3" office:value-type="string">
            <text:p text:style-name="P7">F</text:p>
          </table:table-cell>
          <table:table-cell table:style-name="ScaleDegreeConversions.B3" office:value-type="string">
            <text:p text:style-name="P7">F#</text:p>
          </table:table-cell>
          <table:table-cell table:style-name="ScaleDegreeConversions.J2" office:value-type="string">
            <text:p text:style-name="P7">GBB</text:p>
          </table:table-cell>
          <table:table-cell table:style-name="ScaleDegreeConversions.J2" office:value-type="string">
            <text:p text:style-name="P7">GB</text:p>
          </table:table-cell>
          <table:table-cell table:style-name="ScaleDegreeConversions.L2" office:value-type="string">
            <text:p text:style-name="P7">G</text:p>
          </table:table-cell>
        </table:table-row>
        <table:table-row>
          <table:table-cell table:style-name="ScaleDegreeConversions.A2" office:value-type="string">
            <text:p text:style-name="P6">D</text:p>
          </table:table-cell>
          <table:table-cell table:style-name="ScaleDegreeConversions.B4" office:value-type="string">
            <text:p text:style-name="P7">EBB</text:p>
          </table:table-cell>
          <table:table-cell table:style-name="ScaleDegreeConversions.B4" office:value-type="string">
            <text:p text:style-name="P7">EB</text:p>
          </table:table-cell>
          <table:table-cell table:style-name="ScaleDegreeConversions.B4" office:value-type="string">
            <text:p text:style-name="P7">E</text:p>
          </table:table-cell>
          <table:table-cell table:style-name="ScaleDegreeConversions.B4" office:value-type="string">
            <text:p text:style-name="P7">E#</text:p>
          </table:table-cell>
          <table:table-cell table:style-name="ScaleDegreeConversions.B4" office:value-type="string">
            <text:p text:style-name="P7">FB</text:p>
          </table:table-cell>
          <table:table-cell table:style-name="ScaleDegreeConversions.B4" office:value-type="string">
            <text:p text:style-name="P7">F</text:p>
          </table:table-cell>
          <table:table-cell table:style-name="ScaleDegreeConversions.B4" office:value-type="string">
            <text:p text:style-name="P7">F#</text:p>
          </table:table-cell>
          <table:table-cell table:style-name="ScaleDegreeConversions.B4" office:value-type="string">
            <text:p text:style-name="P7">F##</text:p>
          </table:table-cell>
          <table:table-cell table:style-name="ScaleDegreeConversions.J2" office:value-type="string">
            <text:p text:style-name="P7">GB</text:p>
          </table:table-cell>
          <table:table-cell table:style-name="ScaleDegreeConversions.J2" office:value-type="string">
            <text:p text:style-name="P7">G</text:p>
          </table:table-cell>
          <table:table-cell table:style-name="ScaleDegreeConversions.L2" office:value-type="string">
            <text:p text:style-name="P7">G#</text:p>
          </table:table-cell>
        </table:table-row>
        <table:table-row>
          <table:table-cell table:style-name="ScaleDegreeConversions.A2" office:value-type="string">
            <text:p text:style-name="P6">D#</text:p>
          </table:table-cell>
          <table:table-cell table:style-name="ScaleDegreeConversions.B5" office:value-type="string">
            <text:p text:style-name="P7">EB</text:p>
          </table:table-cell>
          <table:table-cell table:style-name="ScaleDegreeConversions.B5" office:value-type="string">
            <text:p text:style-name="P7">E</text:p>
          </table:table-cell>
          <table:table-cell table:style-name="ScaleDegreeConversions.B5" office:value-type="string">
            <text:p text:style-name="P7">E#</text:p>
          </table:table-cell>
          <table:table-cell table:style-name="ScaleDegreeConversions.B5" office:value-type="string">
            <text:p text:style-name="P7">E##</text:p>
          </table:table-cell>
          <table:table-cell table:style-name="ScaleDegreeConversions.B5" office:value-type="string">
            <text:p text:style-name="P7">F</text:p>
          </table:table-cell>
          <table:table-cell table:style-name="ScaleDegreeConversions.B5" office:value-type="string">
            <text:p text:style-name="P7">F#</text:p>
          </table:table-cell>
          <table:table-cell table:style-name="ScaleDegreeConversions.B5" office:value-type="string">
            <text:p text:style-name="P7">F##</text:p>
          </table:table-cell>
          <table:table-cell table:style-name="ScaleDegreeConversions.B5" office:value-type="string">
            <text:p text:style-name="P7">--</text:p>
          </table:table-cell>
          <table:table-cell table:style-name="ScaleDegreeConversions.J2" office:value-type="string">
            <text:p text:style-name="P7">G</text:p>
          </table:table-cell>
          <table:table-cell table:style-name="ScaleDegreeConversions.J2" office:value-type="string">
            <text:p text:style-name="P7">G#</text:p>
          </table:table-cell>
          <table:table-cell table:style-name="ScaleDegreeConversions.L2" office:value-type="string">
            <text:p text:style-name="P7">G##</text:p>
          </table:table-cell>
        </table:table-row>
        <table:table-row>
          <table:table-cell table:style-name="ScaleDegreeConversions.A2" office:value-type="string">
            <text:p text:style-name="P6">D##</text:p>
          </table:table-cell>
          <table:table-cell table:style-name="ScaleDegreeConversions.B6" office:value-type="string">
            <text:p text:style-name="P7">E</text:p>
          </table:table-cell>
          <table:table-cell table:style-name="ScaleDegreeConversions.B6" office:value-type="string">
            <text:p text:style-name="P7">E#</text:p>
          </table:table-cell>
          <table:table-cell table:style-name="ScaleDegreeConversions.B6" office:value-type="string">
            <text:p text:style-name="P7">E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B6" office:value-type="string">
            <text:p text:style-name="P7">F#</text:p>
          </table:table-cell>
          <table:table-cell table:style-name="ScaleDegreeConversions.B6" office:value-type="string">
            <text:p text:style-name="P7">F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J2" office:value-type="string">
            <text:p text:style-name="P7">G#</text:p>
          </table:table-cell>
          <table:table-cell table:style-name="ScaleDegreeConversions.J2" office:value-type="string">
            <text:p text:style-name="P7">G##</text:p>
          </table:table-cell>
          <table:table-cell table:style-name="ScaleDegreeConversions.L2" office:value-type="string">
            <text:p text:style-name="P7">--</text:p>
          </table:table-cell>
        </table:table-row>
        <table:table-row>
          <table:table-cell table:style-name="ScaleDegreeConversions.A2" office:value-type="string">
            <text:p text:style-name="P6">EBB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FBB</text:p>
          </table:table-cell>
          <table:table-cell table:style-name="ScaleDegreeConversions.B12" office:value-type="string">
            <text:p text:style-name="P7">FB</text:p>
          </table:table-cell>
          <table:table-cell table:style-name="ScaleDegreeConversions.B12" office:value-type="string">
            <text:p text:style-name="P7">F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GBB</text:p>
          </table:table-cell>
          <table:table-cell table:style-name="ScaleDegreeConversions.B12" office:value-type="string">
            <text:p text:style-name="P7">GB</text:p>
          </table:table-cell>
          <table:table-cell table:style-name="ScaleDegreeConversions.B12" office:value-type="string">
            <text:p text:style-name="P7">G</text:p>
          </table:table-cell>
          <table:table-cell table:style-name="ScaleDegreeConversions.J2" office:value-type="string">
            <text:p text:style-name="P7">--</text:p>
          </table:table-cell>
          <table:table-cell table:style-name="ScaleDegreeConversions.J2" office:value-type="string">
            <text:p text:style-name="P7">ABB</text:p>
          </table:table-cell>
          <table:table-cell table:style-name="ScaleDegreeConversions.L2" office:value-type="string">
            <text:p text:style-name="P7">AB</text:p>
          </table:table-cell>
        </table:table-row>
        <table:table-row>
          <table:table-cell table:style-name="ScaleDegreeConversions.A2" office:value-type="string">
            <text:p text:style-name="P6">EB</text:p>
          </table:table-cell>
          <table:table-cell table:style-name="ScaleDegreeConversions.B12" office:value-type="string">
            <text:p text:style-name="P7">FBB</text:p>
          </table:table-cell>
          <table:table-cell table:style-name="ScaleDegreeConversions.B12" office:value-type="string">
            <text:p text:style-name="P7">FB</text:p>
          </table:table-cell>
          <table:table-cell table:style-name="ScaleDegreeConversions.B12" office:value-type="string">
            <text:p text:style-name="P7">F</text:p>
          </table:table-cell>
          <table:table-cell table:style-name="ScaleDegreeConversions.B12" office:value-type="string">
            <text:p text:style-name="P7">F#</text:p>
          </table:table-cell>
          <table:table-cell table:style-name="ScaleDegreeConversions.B12" office:value-type="string">
            <text:p text:style-name="P7">GBB</text:p>
          </table:table-cell>
          <table:table-cell table:style-name="ScaleDegreeConversions.B12" office:value-type="string">
            <text:p text:style-name="P7">GB</text:p>
          </table:table-cell>
          <table:table-cell table:style-name="ScaleDegreeConversions.B12" office:value-type="string">
            <text:p text:style-name="P7">G</text:p>
          </table:table-cell>
          <table:table-cell table:style-name="ScaleDegreeConversions.B12" office:value-type="string">
            <text:p text:style-name="P7">G#</text:p>
          </table:table-cell>
          <table:table-cell table:style-name="ScaleDegreeConversions.J2" office:value-type="string">
            <text:p text:style-name="P7">ABB</text:p>
          </table:table-cell>
          <table:table-cell table:style-name="ScaleDegreeConversions.J2" office:value-type="string">
            <text:p text:style-name="P7">AB</text:p>
          </table:table-cell>
          <table:table-cell table:style-name="ScaleDegreeConversions.L2" office:value-type="string">
            <text:p text:style-name="P7">A</text:p>
          </table:table-cell>
        </table:table-row>
        <table:table-row>
          <table:table-cell table:style-name="ScaleDegreeConversions.A2" office:value-type="string">
            <text:p text:style-name="P6">E</text:p>
          </table:table-cell>
          <table:table-cell table:style-name="ScaleDegreeConversions.B12" office:value-type="string">
            <text:p text:style-name="P7">FB</text:p>
          </table:table-cell>
          <table:table-cell table:style-name="ScaleDegreeConversions.B12" office:value-type="string">
            <text:p text:style-name="P7">F</text:p>
          </table:table-cell>
          <table:table-cell table:style-name="ScaleDegreeConversions.B12" office:value-type="string">
            <text:p text:style-name="P7">F#</text:p>
          </table:table-cell>
          <table:table-cell table:style-name="ScaleDegreeConversions.B12" office:value-type="string">
            <text:p text:style-name="P7">F##</text:p>
          </table:table-cell>
          <table:table-cell table:style-name="ScaleDegreeConversions.B12" office:value-type="string">
            <text:p text:style-name="P7">GB</text:p>
          </table:table-cell>
          <table:table-cell table:style-name="ScaleDegreeConversions.B12" office:value-type="string">
            <text:p text:style-name="P7">G</text:p>
          </table:table-cell>
          <table:table-cell table:style-name="ScaleDegreeConversions.B12" office:value-type="string">
            <text:p text:style-name="P7">G#</text:p>
          </table:table-cell>
          <table:table-cell table:style-name="ScaleDegreeConversions.B12" office:value-type="string">
            <text:p text:style-name="P7">G##</text:p>
          </table:table-cell>
          <table:table-cell table:style-name="ScaleDegreeConversions.J2" office:value-type="string">
            <text:p text:style-name="P7">AB</text:p>
          </table:table-cell>
          <table:table-cell table:style-name="ScaleDegreeConversions.J2" office:value-type="string">
            <text:p text:style-name="P7">A</text:p>
          </table:table-cell>
          <table:table-cell table:style-name="ScaleDegreeConversions.L2" office:value-type="string">
            <text:p text:style-name="P7">A#</text:p>
          </table:table-cell>
        </table:table-row>
        <table:table-row>
          <table:table-cell table:style-name="ScaleDegreeConversions.A2" office:value-type="string">
            <text:p text:style-name="P6">E#</text:p>
          </table:table-cell>
          <table:table-cell table:style-name="ScaleDegreeConversions.B12" office:value-type="string">
            <text:p text:style-name="P7">F</text:p>
          </table:table-cell>
          <table:table-cell table:style-name="ScaleDegreeConversions.B12" office:value-type="string">
            <text:p text:style-name="P7">F#</text:p>
          </table:table-cell>
          <table:table-cell table:style-name="ScaleDegreeConversions.B12" office:value-type="string">
            <text:p text:style-name="P7">F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G</text:p>
          </table:table-cell>
          <table:table-cell table:style-name="ScaleDegreeConversions.B12" office:value-type="string">
            <text:p text:style-name="P7">G#</text:p>
          </table:table-cell>
          <table:table-cell table:style-name="ScaleDegreeConversions.B12" office:value-type="string">
            <text:p text:style-name="P7">G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J2" office:value-type="string">
            <text:p text:style-name="P7">A</text:p>
          </table:table-cell>
          <table:table-cell table:style-name="ScaleDegreeConversions.J2" office:value-type="string">
            <text:p text:style-name="P7">A#</text:p>
          </table:table-cell>
          <table:table-cell table:style-name="ScaleDegreeConversions.L2" office:value-type="string">
            <text:p text:style-name="P7">A##</text:p>
          </table:table-cell>
        </table:table-row>
        <table:table-row>
          <table:table-cell table:style-name="ScaleDegreeConversions.A2" office:value-type="string">
            <text:p text:style-name="P6">E##</text:p>
          </table:table-cell>
          <table:table-cell table:style-name="ScaleDegreeConversions.B12" office:value-type="string">
            <text:p text:style-name="P7">F#</text:p>
          </table:table-cell>
          <table:table-cell table:style-name="ScaleDegreeConversions.B12" office:value-type="string">
            <text:p text:style-name="P7">F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G#</text:p>
          </table:table-cell>
          <table:table-cell table:style-name="ScaleDegreeConversions.B12" office:value-type="string">
            <text:p text:style-name="P7">G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J2" office:value-type="string">
            <text:p text:style-name="P7">A#</text:p>
          </table:table-cell>
          <table:table-cell table:style-name="ScaleDegreeConversions.J2" office:value-type="string">
            <text:p text:style-name="P7">A##</text:p>
          </table:table-cell>
          <table:table-cell table:style-name="ScaleDegreeConversions.L2" office:value-type="string">
            <text:p text:style-name="P7">--</text:p>
          </table:table-cell>
        </table:table-row>
        <table:table-row>
          <table:table-cell table:style-name="ScaleDegreeConversions.A2" office:value-type="string">
            <text:p text:style-name="P6">FB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GBB</text:p>
          </table:table-cell>
          <table:table-cell table:style-name="ScaleDegreeConversions.B2" office:value-type="string">
            <text:p text:style-name="P7">G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ABB</text:p>
          </table:table-cell>
          <table:table-cell table:style-name="ScaleDegreeConversions.B2" office:value-type="string">
            <text:p text:style-name="P7">AB</text:p>
          </table:table-cell>
          <table:table-cell table:style-name="ScaleDegreeConversions.J17" office:value-type="string">
            <text:p text:style-name="P7">--</text:p>
          </table:table-cell>
          <table:table-cell table:style-name="ScaleDegreeConversions.J17" office:value-type="string">
            <text:p text:style-name="P7">--</text:p>
          </table:table-cell>
          <table:table-cell table:style-name="ScaleDegreeConversions.L17" office:value-type="string">
            <text:p text:style-name="P7">BBB</text:p>
          </table:table-cell>
        </table:table-row>
        <table:table-row>
          <table:table-cell table:style-name="ScaleDegreeConversions.A2" office:value-type="string">
            <text:p text:style-name="P6">FB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GBB</text:p>
          </table:table-cell>
          <table:table-cell table:style-name="ScaleDegreeConversions.B3" office:value-type="string">
            <text:p text:style-name="P7">GB</text:p>
          </table:table-cell>
          <table:table-cell table:style-name="ScaleDegreeConversions.B3" office:value-type="string">
            <text:p text:style-name="P7">G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ABB</text:p>
          </table:table-cell>
          <table:table-cell table:style-name="ScaleDegreeConversions.B3" office:value-type="string">
            <text:p text:style-name="P7">AB</text:p>
          </table:table-cell>
          <table:table-cell table:style-name="ScaleDegreeConversions.B3" office:value-type="string">
            <text:p text:style-name="P7">A</text:p>
          </table:table-cell>
          <table:table-cell table:style-name="ScaleDegreeConversions.J17" office:value-type="string">
            <text:p text:style-name="P7">--</text:p>
          </table:table-cell>
          <table:table-cell table:style-name="ScaleDegreeConversions.J17" office:value-type="string">
            <text:p text:style-name="P7">BBB</text:p>
          </table:table-cell>
          <table:table-cell table:style-name="ScaleDegreeConversions.L17" office:value-type="string">
            <text:p text:style-name="P7">BB</text:p>
          </table:table-cell>
        </table:table-row>
        <table:table-row>
          <table:table-cell table:style-name="ScaleDegreeConversions.A2" office:value-type="string">
            <text:p text:style-name="P6">F</text:p>
          </table:table-cell>
          <table:table-cell table:style-name="ScaleDegreeConversions.B4" office:value-type="string">
            <text:p text:style-name="P7">GBB</text:p>
          </table:table-cell>
          <table:table-cell table:style-name="ScaleDegreeConversions.B4" office:value-type="string">
            <text:p text:style-name="P7">GB</text:p>
          </table:table-cell>
          <table:table-cell table:style-name="ScaleDegreeConversions.B4" office:value-type="string">
            <text:p text:style-name="P7">G</text:p>
          </table:table-cell>
          <table:table-cell table:style-name="ScaleDegreeConversions.B4" office:value-type="string">
            <text:p text:style-name="P7">G#</text:p>
          </table:table-cell>
          <table:table-cell table:style-name="ScaleDegreeConversions.B4" office:value-type="string">
            <text:p text:style-name="P7">ABB</text:p>
          </table:table-cell>
          <table:table-cell table:style-name="ScaleDegreeConversions.B4" office:value-type="string">
            <text:p text:style-name="P7">AB</text:p>
          </table:table-cell>
          <table:table-cell table:style-name="ScaleDegreeConversions.B4" office:value-type="string">
            <text:p text:style-name="P7">A</text:p>
          </table:table-cell>
          <table:table-cell table:style-name="ScaleDegreeConversions.B4" office:value-type="string">
            <text:p text:style-name="P7">A#</text:p>
          </table:table-cell>
          <table:table-cell table:style-name="ScaleDegreeConversions.J17" office:value-type="string">
            <text:p text:style-name="P7">BBB</text:p>
          </table:table-cell>
          <table:table-cell table:style-name="ScaleDegreeConversions.J17" office:value-type="string">
            <text:p text:style-name="P7">BB</text:p>
          </table:table-cell>
          <table:table-cell table:style-name="ScaleDegreeConversions.L17" office:value-type="string">
            <text:p text:style-name="P7">B</text:p>
          </table:table-cell>
        </table:table-row>
        <table:table-row>
          <table:table-cell table:style-name="ScaleDegreeConversions.A2" office:value-type="string">
            <text:p text:style-name="P6">F#</text:p>
          </table:table-cell>
          <table:table-cell table:style-name="ScaleDegreeConversions.B5" office:value-type="string">
            <text:p text:style-name="P7">GB</text:p>
          </table:table-cell>
          <table:table-cell table:style-name="ScaleDegreeConversions.B5" office:value-type="string">
            <text:p text:style-name="P7">G</text:p>
          </table:table-cell>
          <table:table-cell table:style-name="ScaleDegreeConversions.B5" office:value-type="string">
            <text:p text:style-name="P7">G#</text:p>
          </table:table-cell>
          <table:table-cell table:style-name="ScaleDegreeConversions.B5" office:value-type="string">
            <text:p text:style-name="P7">G##</text:p>
          </table:table-cell>
          <table:table-cell table:style-name="ScaleDegreeConversions.B5" office:value-type="string">
            <text:p text:style-name="P7">AB</text:p>
          </table:table-cell>
          <table:table-cell table:style-name="ScaleDegreeConversions.B5" office:value-type="string">
            <text:p text:style-name="P7">A</text:p>
          </table:table-cell>
          <table:table-cell table:style-name="ScaleDegreeConversions.B5" office:value-type="string">
            <text:p text:style-name="P7">A#</text:p>
          </table:table-cell>
          <table:table-cell table:style-name="ScaleDegreeConversions.B5" office:value-type="string">
            <text:p text:style-name="P7">A##</text:p>
          </table:table-cell>
          <table:table-cell table:style-name="ScaleDegreeConversions.J17" office:value-type="string">
            <text:p text:style-name="P7">BB</text:p>
          </table:table-cell>
          <table:table-cell table:style-name="ScaleDegreeConversions.J17" office:value-type="string">
            <text:p text:style-name="P7">B</text:p>
          </table:table-cell>
          <table:table-cell table:style-name="ScaleDegreeConversions.L17" office:value-type="string">
            <text:p text:style-name="P7">B#</text:p>
          </table:table-cell>
        </table:table-row>
        <table:table-row>
          <table:table-cell table:style-name="ScaleDegreeConversions.A2" office:value-type="string">
            <text:p text:style-name="P6">F##</text:p>
          </table:table-cell>
          <table:table-cell table:style-name="ScaleDegreeConversions.B6" office:value-type="string">
            <text:p text:style-name="P7">G</text:p>
          </table:table-cell>
          <table:table-cell table:style-name="ScaleDegreeConversions.B6" office:value-type="string">
            <text:p text:style-name="P7">G#</text:p>
          </table:table-cell>
          <table:table-cell table:style-name="ScaleDegreeConversions.B6" office:value-type="string">
            <text:p text:style-name="P7">G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B6" office:value-type="string">
            <text:p text:style-name="P7">A</text:p>
          </table:table-cell>
          <table:table-cell table:style-name="ScaleDegreeConversions.B6" office:value-type="string">
            <text:p text:style-name="P7">A#</text:p>
          </table:table-cell>
          <table:table-cell table:style-name="ScaleDegreeConversions.B6" office:value-type="string">
            <text:p text:style-name="P7">A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J17" office:value-type="string">
            <text:p text:style-name="P7">B</text:p>
          </table:table-cell>
          <table:table-cell table:style-name="ScaleDegreeConversions.J17" office:value-type="string">
            <text:p text:style-name="P7">B#</text:p>
          </table:table-cell>
          <table:table-cell table:style-name="ScaleDegreeConversions.L17" office:value-type="string">
            <text:p text:style-name="P7">B##</text:p>
          </table:table-cell>
        </table:table-row>
        <table:table-row>
          <table:table-cell table:style-name="ScaleDegreeConversions.A2" office:value-type="string">
            <text:p text:style-name="P6">GB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ABB</text:p>
          </table:table-cell>
          <table:table-cell table:style-name="ScaleDegreeConversions.B2" office:value-type="string">
            <text:p text:style-name="P7">A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BBB</text:p>
          </table:table-cell>
          <table:table-cell table:style-name="ScaleDegreeConversions.B2" office:value-type="string">
            <text:p text:style-name="P7">BB</text:p>
          </table:table-cell>
          <table:table-cell table:style-name="ScaleDegreeConversions.J2" office:value-type="string">
            <text:p text:style-name="P7">--</text:p>
          </table:table-cell>
          <table:table-cell table:style-name="ScaleDegreeConversions.J2" office:value-type="string">
            <text:p text:style-name="P7">CBB</text:p>
          </table:table-cell>
          <table:table-cell table:style-name="ScaleDegreeConversions.L2" office:value-type="string">
            <text:p text:style-name="P7">CB</text:p>
          </table:table-cell>
        </table:table-row>
        <table:table-row>
          <table:table-cell table:style-name="ScaleDegreeConversions.A2" office:value-type="string">
            <text:p text:style-name="P6">GB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ABB</text:p>
          </table:table-cell>
          <table:table-cell table:style-name="ScaleDegreeConversions.B3" office:value-type="string">
            <text:p text:style-name="P7">AB</text:p>
          </table:table-cell>
          <table:table-cell table:style-name="ScaleDegreeConversions.B3" office:value-type="string">
            <text:p text:style-name="P7">A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BBB</text:p>
          </table:table-cell>
          <table:table-cell table:style-name="ScaleDegreeConversions.B3" office:value-type="string">
            <text:p text:style-name="P7">BB</text:p>
          </table:table-cell>
          <table:table-cell table:style-name="ScaleDegreeConversions.B3" office:value-type="string">
            <text:p text:style-name="P7">B</text:p>
          </table:table-cell>
          <table:table-cell table:style-name="ScaleDegreeConversions.J2" office:value-type="string">
            <text:p text:style-name="P7">CBB</text:p>
          </table:table-cell>
          <table:table-cell table:style-name="ScaleDegreeConversions.J2" office:value-type="string">
            <text:p text:style-name="P7">CB</text:p>
          </table:table-cell>
          <table:table-cell table:style-name="ScaleDegreeConversions.L2" office:value-type="string">
            <text:p text:style-name="P7">C</text:p>
          </table:table-cell>
        </table:table-row>
        <table:table-row>
          <table:table-cell table:style-name="ScaleDegreeConversions.A2" office:value-type="string">
            <text:p text:style-name="P6">G</text:p>
          </table:table-cell>
          <table:table-cell table:style-name="ScaleDegreeConversions.B4" office:value-type="string">
            <text:p text:style-name="P7">ABB</text:p>
          </table:table-cell>
          <table:table-cell table:style-name="ScaleDegreeConversions.B4" office:value-type="string">
            <text:p text:style-name="P7">AB</text:p>
          </table:table-cell>
          <table:table-cell table:style-name="ScaleDegreeConversions.B4" office:value-type="string">
            <text:p text:style-name="P7">A</text:p>
          </table:table-cell>
          <table:table-cell table:style-name="ScaleDegreeConversions.B4" office:value-type="string">
            <text:p text:style-name="P7">A#</text:p>
          </table:table-cell>
          <table:table-cell table:style-name="ScaleDegreeConversions.B4" office:value-type="string">
            <text:p text:style-name="P7">BBB</text:p>
          </table:table-cell>
          <table:table-cell table:style-name="ScaleDegreeConversions.B4" office:value-type="string">
            <text:p text:style-name="P7">BB</text:p>
          </table:table-cell>
          <table:table-cell table:style-name="ScaleDegreeConversions.B4" office:value-type="string">
            <text:p text:style-name="P7">B</text:p>
          </table:table-cell>
          <table:table-cell table:style-name="ScaleDegreeConversions.B4" office:value-type="string">
            <text:p text:style-name="P7">B#</text:p>
          </table:table-cell>
          <table:table-cell table:style-name="ScaleDegreeConversions.J2" office:value-type="string">
            <text:p text:style-name="P7">CB</text:p>
          </table:table-cell>
          <table:table-cell table:style-name="ScaleDegreeConversions.J2" office:value-type="string">
            <text:p text:style-name="P7">C</text:p>
          </table:table-cell>
          <table:table-cell table:style-name="ScaleDegreeConversions.L2" office:value-type="string">
            <text:p text:style-name="P7">C#</text:p>
          </table:table-cell>
        </table:table-row>
        <table:table-row>
          <table:table-cell table:style-name="ScaleDegreeConversions.A2" office:value-type="string">
            <text:p text:style-name="P6">G#</text:p>
          </table:table-cell>
          <table:table-cell table:style-name="ScaleDegreeConversions.B5" office:value-type="string">
            <text:p text:style-name="P7">AB</text:p>
          </table:table-cell>
          <table:table-cell table:style-name="ScaleDegreeConversions.B5" office:value-type="string">
            <text:p text:style-name="P7">A</text:p>
          </table:table-cell>
          <table:table-cell table:style-name="ScaleDegreeConversions.B5" office:value-type="string">
            <text:p text:style-name="P7">A#</text:p>
          </table:table-cell>
          <table:table-cell table:style-name="ScaleDegreeConversions.B5" office:value-type="string">
            <text:p text:style-name="P7">A##</text:p>
          </table:table-cell>
          <table:table-cell table:style-name="ScaleDegreeConversions.B5" office:value-type="string">
            <text:p text:style-name="P7">BB</text:p>
          </table:table-cell>
          <table:table-cell table:style-name="ScaleDegreeConversions.B5" office:value-type="string">
            <text:p text:style-name="P7">B</text:p>
          </table:table-cell>
          <table:table-cell table:style-name="ScaleDegreeConversions.B5" office:value-type="string">
            <text:p text:style-name="P7">B#</text:p>
          </table:table-cell>
          <table:table-cell table:style-name="ScaleDegreeConversions.B5" office:value-type="string">
            <text:p text:style-name="P7">B##</text:p>
          </table:table-cell>
          <table:table-cell table:style-name="ScaleDegreeConversions.J2" office:value-type="string">
            <text:p text:style-name="P7">C</text:p>
          </table:table-cell>
          <table:table-cell table:style-name="ScaleDegreeConversions.J2" office:value-type="string">
            <text:p text:style-name="P7">C#</text:p>
          </table:table-cell>
          <table:table-cell table:style-name="ScaleDegreeConversions.L2" office:value-type="string">
            <text:p text:style-name="P7">C##</text:p>
          </table:table-cell>
        </table:table-row>
        <table:table-row>
          <table:table-cell table:style-name="ScaleDegreeConversions.A2" office:value-type="string">
            <text:p text:style-name="P6">G##</text:p>
          </table:table-cell>
          <table:table-cell table:style-name="ScaleDegreeConversions.B6" office:value-type="string">
            <text:p text:style-name="P7">A</text:p>
          </table:table-cell>
          <table:table-cell table:style-name="ScaleDegreeConversions.B6" office:value-type="string">
            <text:p text:style-name="P7">A#</text:p>
          </table:table-cell>
          <table:table-cell table:style-name="ScaleDegreeConversions.B6" office:value-type="string">
            <text:p text:style-name="P7">A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B6" office:value-type="string">
            <text:p text:style-name="P7">B</text:p>
          </table:table-cell>
          <table:table-cell table:style-name="ScaleDegreeConversions.B6" office:value-type="string">
            <text:p text:style-name="P7">B#</text:p>
          </table:table-cell>
          <table:table-cell table:style-name="ScaleDegreeConversions.B6" office:value-type="string">
            <text:p text:style-name="P7">B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J2" office:value-type="string">
            <text:p text:style-name="P7">C#</text:p>
          </table:table-cell>
          <table:table-cell table:style-name="ScaleDegreeConversions.J2" office:value-type="string">
            <text:p text:style-name="P7">C##</text:p>
          </table:table-cell>
          <table:table-cell table:style-name="ScaleDegreeConversions.L2" office:value-type="string">
            <text:p text:style-name="P7">--</text:p>
          </table:table-cell>
        </table:table-row>
        <table:table-row>
          <table:table-cell table:style-name="ScaleDegreeConversions.A2" office:value-type="string">
            <text:p text:style-name="P6">AB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BBB</text:p>
          </table:table-cell>
          <table:table-cell table:style-name="ScaleDegreeConversions.B2" office:value-type="string">
            <text:p text:style-name="P7">BB</text:p>
          </table:table-cell>
          <table:table-cell table:style-name="ScaleDegreeConversions.B2" office:value-type="string">
            <text:p text:style-name="P7">--</text:p>
          </table:table-cell>
          <table:table-cell table:style-name="ScaleDegreeConversions.B2" office:value-type="string">
            <text:p text:style-name="P7">CBB</text:p>
          </table:table-cell>
          <table:table-cell table:style-name="ScaleDegreeConversions.B2" office:value-type="string">
            <text:p text:style-name="P7">CB</text:p>
          </table:table-cell>
          <table:table-cell table:style-name="ScaleDegreeConversions.B2" office:value-type="string">
            <text:p text:style-name="P7">C</text:p>
          </table:table-cell>
          <table:table-cell table:style-name="ScaleDegreeConversions.J2" office:value-type="string">
            <text:p text:style-name="P7">--</text:p>
          </table:table-cell>
          <table:table-cell table:style-name="ScaleDegreeConversions.J2" office:value-type="string">
            <text:p text:style-name="P7">DBB</text:p>
          </table:table-cell>
          <table:table-cell table:style-name="ScaleDegreeConversions.L2" office:value-type="string">
            <text:p text:style-name="P7">DB</text:p>
          </table:table-cell>
        </table:table-row>
        <table:table-row>
          <table:table-cell table:style-name="ScaleDegreeConversions.A2" office:value-type="string">
            <text:p text:style-name="P6">AB</text:p>
          </table:table-cell>
          <table:table-cell table:style-name="ScaleDegreeConversions.B3" office:value-type="string">
            <text:p text:style-name="P7">--</text:p>
          </table:table-cell>
          <table:table-cell table:style-name="ScaleDegreeConversions.B3" office:value-type="string">
            <text:p text:style-name="P7">BBB</text:p>
          </table:table-cell>
          <table:table-cell table:style-name="ScaleDegreeConversions.B3" office:value-type="string">
            <text:p text:style-name="P7">BB</text:p>
          </table:table-cell>
          <table:table-cell table:style-name="ScaleDegreeConversions.B3" office:value-type="string">
            <text:p text:style-name="P7">B</text:p>
          </table:table-cell>
          <table:table-cell table:style-name="ScaleDegreeConversions.B3" office:value-type="string">
            <text:p text:style-name="P7">CBB</text:p>
          </table:table-cell>
          <table:table-cell table:style-name="ScaleDegreeConversions.B3" office:value-type="string">
            <text:p text:style-name="P7">CB</text:p>
          </table:table-cell>
          <table:table-cell table:style-name="ScaleDegreeConversions.B3" office:value-type="string">
            <text:p text:style-name="P7">C</text:p>
          </table:table-cell>
          <table:table-cell table:style-name="ScaleDegreeConversions.B3" office:value-type="string">
            <text:p text:style-name="P7">C#</text:p>
          </table:table-cell>
          <table:table-cell table:style-name="ScaleDegreeConversions.J2" office:value-type="string">
            <text:p text:style-name="P7">DBB</text:p>
          </table:table-cell>
          <table:table-cell table:style-name="ScaleDegreeConversions.J2" office:value-type="string">
            <text:p text:style-name="P7">DB</text:p>
          </table:table-cell>
          <table:table-cell table:style-name="ScaleDegreeConversions.L2" office:value-type="string">
            <text:p text:style-name="P7">D</text:p>
          </table:table-cell>
        </table:table-row>
        <table:table-row>
          <table:table-cell table:style-name="ScaleDegreeConversions.A2" office:value-type="string">
            <text:p text:style-name="P6">A</text:p>
          </table:table-cell>
          <table:table-cell table:style-name="ScaleDegreeConversions.B4" office:value-type="string">
            <text:p text:style-name="P7">BBB</text:p>
          </table:table-cell>
          <table:table-cell table:style-name="ScaleDegreeConversions.B4" office:value-type="string">
            <text:p text:style-name="P7">BB</text:p>
          </table:table-cell>
          <table:table-cell table:style-name="ScaleDegreeConversions.B4" office:value-type="string">
            <text:p text:style-name="P7">B</text:p>
          </table:table-cell>
          <table:table-cell table:style-name="ScaleDegreeConversions.B4" office:value-type="string">
            <text:p text:style-name="P7">B#</text:p>
          </table:table-cell>
          <table:table-cell table:style-name="ScaleDegreeConversions.B4" office:value-type="string">
            <text:p text:style-name="P7">CB</text:p>
          </table:table-cell>
          <table:table-cell table:style-name="ScaleDegreeConversions.B4" office:value-type="string">
            <text:p text:style-name="P7">C</text:p>
          </table:table-cell>
          <table:table-cell table:style-name="ScaleDegreeConversions.B4" office:value-type="string">
            <text:p text:style-name="P7">C#</text:p>
          </table:table-cell>
          <table:table-cell table:style-name="ScaleDegreeConversions.B4" office:value-type="string">
            <text:p text:style-name="P7">C##</text:p>
          </table:table-cell>
          <table:table-cell table:style-name="ScaleDegreeConversions.J2" office:value-type="string">
            <text:p text:style-name="P7">DB</text:p>
          </table:table-cell>
          <table:table-cell table:style-name="ScaleDegreeConversions.J2" office:value-type="string">
            <text:p text:style-name="P7">D</text:p>
          </table:table-cell>
          <table:table-cell table:style-name="ScaleDegreeConversions.L2" office:value-type="string">
            <text:p text:style-name="P7">D#</text:p>
          </table:table-cell>
        </table:table-row>
        <table:table-row>
          <table:table-cell table:style-name="ScaleDegreeConversions.A2" office:value-type="string">
            <text:p text:style-name="P6">A#</text:p>
          </table:table-cell>
          <table:table-cell table:style-name="ScaleDegreeConversions.B5" office:value-type="string">
            <text:p text:style-name="P7">BB</text:p>
          </table:table-cell>
          <table:table-cell table:style-name="ScaleDegreeConversions.B5" office:value-type="string">
            <text:p text:style-name="P7">B</text:p>
          </table:table-cell>
          <table:table-cell table:style-name="ScaleDegreeConversions.B5" office:value-type="string">
            <text:p text:style-name="P7">B#</text:p>
          </table:table-cell>
          <table:table-cell table:style-name="ScaleDegreeConversions.B5" office:value-type="string">
            <text:p text:style-name="P7">B##</text:p>
          </table:table-cell>
          <table:table-cell table:style-name="ScaleDegreeConversions.B5" office:value-type="string">
            <text:p text:style-name="P7">C</text:p>
          </table:table-cell>
          <table:table-cell table:style-name="ScaleDegreeConversions.B5" office:value-type="string">
            <text:p text:style-name="P7">C#</text:p>
          </table:table-cell>
          <table:table-cell table:style-name="ScaleDegreeConversions.B5" office:value-type="string">
            <text:p text:style-name="P7">C##</text:p>
          </table:table-cell>
          <table:table-cell table:style-name="ScaleDegreeConversions.B5" office:value-type="string">
            <text:p text:style-name="P7">--</text:p>
          </table:table-cell>
          <table:table-cell table:style-name="ScaleDegreeConversions.J2" office:value-type="string">
            <text:p text:style-name="P7">D</text:p>
          </table:table-cell>
          <table:table-cell table:style-name="ScaleDegreeConversions.J2" office:value-type="string">
            <text:p text:style-name="P7">D#</text:p>
          </table:table-cell>
          <table:table-cell table:style-name="ScaleDegreeConversions.L2" office:value-type="string">
            <text:p text:style-name="P7">D##</text:p>
          </table:table-cell>
        </table:table-row>
        <table:table-row>
          <table:table-cell table:style-name="ScaleDegreeConversions.A2" office:value-type="string">
            <text:p text:style-name="P6">A##</text:p>
          </table:table-cell>
          <table:table-cell table:style-name="ScaleDegreeConversions.B6" office:value-type="string">
            <text:p text:style-name="P7">B</text:p>
          </table:table-cell>
          <table:table-cell table:style-name="ScaleDegreeConversions.B6" office:value-type="string">
            <text:p text:style-name="P7">B#</text:p>
          </table:table-cell>
          <table:table-cell table:style-name="ScaleDegreeConversions.B6" office:value-type="string">
            <text:p text:style-name="P7">B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B6" office:value-type="string">
            <text:p text:style-name="P7">C#</text:p>
          </table:table-cell>
          <table:table-cell table:style-name="ScaleDegreeConversions.B6" office:value-type="string">
            <text:p text:style-name="P7">C##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B6" office:value-type="string">
            <text:p text:style-name="P7">--</text:p>
          </table:table-cell>
          <table:table-cell table:style-name="ScaleDegreeConversions.J2" office:value-type="string">
            <text:p text:style-name="P7">D#</text:p>
          </table:table-cell>
          <table:table-cell table:style-name="ScaleDegreeConversions.J2" office:value-type="string">
            <text:p text:style-name="P7">D##</text:p>
          </table:table-cell>
          <table:table-cell table:style-name="ScaleDegreeConversions.L2" office:value-type="string">
            <text:p text:style-name="P7">--</text:p>
          </table:table-cell>
        </table:table-row>
        <table:table-row>
          <table:table-cell table:style-name="ScaleDegreeConversions.A2" office:value-type="string">
            <text:p text:style-name="P6">BBB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CBB</text:p>
          </table:table-cell>
          <table:table-cell table:style-name="ScaleDegreeConversions.B12" office:value-type="string">
            <text:p text:style-name="P7">CB</text:p>
          </table:table-cell>
          <table:table-cell table:style-name="ScaleDegreeConversions.B12" office:value-type="string">
            <text:p text:style-name="P7">C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DBB</text:p>
          </table:table-cell>
          <table:table-cell table:style-name="ScaleDegreeConversions.B12" office:value-type="string">
            <text:p text:style-name="P7">DB</text:p>
          </table:table-cell>
          <table:table-cell table:style-name="ScaleDegreeConversions.B12" office:value-type="string">
            <text:p text:style-name="P7">D</text:p>
          </table:table-cell>
          <table:table-cell table:style-name="ScaleDegreeConversions.J2" office:value-type="string">
            <text:p text:style-name="P7">--</text:p>
          </table:table-cell>
          <table:table-cell table:style-name="ScaleDegreeConversions.J2" office:value-type="string">
            <text:p text:style-name="P7">EBB</text:p>
          </table:table-cell>
          <table:table-cell table:style-name="ScaleDegreeConversions.L2" office:value-type="string">
            <text:p text:style-name="P7">EB</text:p>
          </table:table-cell>
        </table:table-row>
        <table:table-row>
          <table:table-cell table:style-name="ScaleDegreeConversions.A2" office:value-type="string">
            <text:p text:style-name="P6">BB</text:p>
          </table:table-cell>
          <table:table-cell table:style-name="ScaleDegreeConversions.B12" office:value-type="string">
            <text:p text:style-name="P7">CBB</text:p>
          </table:table-cell>
          <table:table-cell table:style-name="ScaleDegreeConversions.B12" office:value-type="string">
            <text:p text:style-name="P7">CB</text:p>
          </table:table-cell>
          <table:table-cell table:style-name="ScaleDegreeConversions.B12" office:value-type="string">
            <text:p text:style-name="P7">C</text:p>
          </table:table-cell>
          <table:table-cell table:style-name="ScaleDegreeConversions.B12" office:value-type="string">
            <text:p text:style-name="P7">C#</text:p>
          </table:table-cell>
          <table:table-cell table:style-name="ScaleDegreeConversions.B12" office:value-type="string">
            <text:p text:style-name="P7">DBB</text:p>
          </table:table-cell>
          <table:table-cell table:style-name="ScaleDegreeConversions.B12" office:value-type="string">
            <text:p text:style-name="P7">DB</text:p>
          </table:table-cell>
          <table:table-cell table:style-name="ScaleDegreeConversions.B12" office:value-type="string">
            <text:p text:style-name="P7">D</text:p>
          </table:table-cell>
          <table:table-cell table:style-name="ScaleDegreeConversions.B12" office:value-type="string">
            <text:p text:style-name="P7">D#</text:p>
          </table:table-cell>
          <table:table-cell table:style-name="ScaleDegreeConversions.J2" office:value-type="string">
            <text:p text:style-name="P7">EBB</text:p>
          </table:table-cell>
          <table:table-cell table:style-name="ScaleDegreeConversions.J2" office:value-type="string">
            <text:p text:style-name="P7">EB</text:p>
          </table:table-cell>
          <table:table-cell table:style-name="ScaleDegreeConversions.L2" office:value-type="string">
            <text:p text:style-name="P7">E</text:p>
          </table:table-cell>
        </table:table-row>
        <table:table-row>
          <table:table-cell table:style-name="ScaleDegreeConversions.A2" office:value-type="string">
            <text:p text:style-name="P6">B</text:p>
          </table:table-cell>
          <table:table-cell table:style-name="ScaleDegreeConversions.B12" office:value-type="string">
            <text:p text:style-name="P7">CB</text:p>
          </table:table-cell>
          <table:table-cell table:style-name="ScaleDegreeConversions.B12" office:value-type="string">
            <text:p text:style-name="P7">C</text:p>
          </table:table-cell>
          <table:table-cell table:style-name="ScaleDegreeConversions.B12" office:value-type="string">
            <text:p text:style-name="P7">C#</text:p>
          </table:table-cell>
          <table:table-cell table:style-name="ScaleDegreeConversions.B12" office:value-type="string">
            <text:p text:style-name="P7">C##</text:p>
          </table:table-cell>
          <table:table-cell table:style-name="ScaleDegreeConversions.B12" office:value-type="string">
            <text:p text:style-name="P7">DB</text:p>
          </table:table-cell>
          <table:table-cell table:style-name="ScaleDegreeConversions.B12" office:value-type="string">
            <text:p text:style-name="P7">D</text:p>
          </table:table-cell>
          <table:table-cell table:style-name="ScaleDegreeConversions.B12" office:value-type="string">
            <text:p text:style-name="P7">D#</text:p>
          </table:table-cell>
          <table:table-cell table:style-name="ScaleDegreeConversions.B12" office:value-type="string">
            <text:p text:style-name="P7">D##</text:p>
          </table:table-cell>
          <table:table-cell table:style-name="ScaleDegreeConversions.J2" office:value-type="string">
            <text:p text:style-name="P7">EB</text:p>
          </table:table-cell>
          <table:table-cell table:style-name="ScaleDegreeConversions.J2" office:value-type="string">
            <text:p text:style-name="P7">E</text:p>
          </table:table-cell>
          <table:table-cell table:style-name="ScaleDegreeConversions.L2" office:value-type="string">
            <text:p text:style-name="P7">E#</text:p>
          </table:table-cell>
        </table:table-row>
        <table:table-row>
          <table:table-cell table:style-name="ScaleDegreeConversions.A2" office:value-type="string">
            <text:p text:style-name="P6">B#</text:p>
          </table:table-cell>
          <table:table-cell table:style-name="ScaleDegreeConversions.B12" office:value-type="string">
            <text:p text:style-name="P7">C</text:p>
          </table:table-cell>
          <table:table-cell table:style-name="ScaleDegreeConversions.B12" office:value-type="string">
            <text:p text:style-name="P7">C#</text:p>
          </table:table-cell>
          <table:table-cell table:style-name="ScaleDegreeConversions.B12" office:value-type="string">
            <text:p text:style-name="P7">C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D</text:p>
          </table:table-cell>
          <table:table-cell table:style-name="ScaleDegreeConversions.B12" office:value-type="string">
            <text:p text:style-name="P7">D#</text:p>
          </table:table-cell>
          <table:table-cell table:style-name="ScaleDegreeConversions.B12" office:value-type="string">
            <text:p text:style-name="P7">D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J2" office:value-type="string">
            <text:p text:style-name="P7">E</text:p>
          </table:table-cell>
          <table:table-cell table:style-name="ScaleDegreeConversions.J2" office:value-type="string">
            <text:p text:style-name="P7">E#</text:p>
          </table:table-cell>
          <table:table-cell table:style-name="ScaleDegreeConversions.L2" office:value-type="string">
            <text:p text:style-name="P7">E##</text:p>
          </table:table-cell>
        </table:table-row>
        <table:table-row>
          <table:table-cell table:style-name="ScaleDegreeConversions.A2" office:value-type="string">
            <text:p text:style-name="P6">B##</text:p>
          </table:table-cell>
          <table:table-cell table:style-name="ScaleDegreeConversions.B12" office:value-type="string">
            <text:p text:style-name="P7">C#</text:p>
          </table:table-cell>
          <table:table-cell table:style-name="ScaleDegreeConversions.B12" office:value-type="string">
            <text:p text:style-name="P7">C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D#</text:p>
          </table:table-cell>
          <table:table-cell table:style-name="ScaleDegreeConversions.B12" office:value-type="string">
            <text:p text:style-name="P7">D##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B12" office:value-type="string">
            <text:p text:style-name="P7">--</text:p>
          </table:table-cell>
          <table:table-cell table:style-name="ScaleDegreeConversions.J2" office:value-type="string">
            <text:p text:style-name="P7">E#</text:p>
          </table:table-cell>
          <table:table-cell table:style-name="ScaleDegreeConversions.J2" office:value-type="string">
            <text:p text:style-name="P7">E##</text:p>
          </table:table-cell>
          <table:table-cell table:style-name="ScaleDegreeConversions.L2" office:value-type="string">
            <text:p text:style-name="P7">--</text:p>
          </table:table-cell>
        </table:table-row>
      </table:table>
      <text:p text:style-name="Standard"/>
      <text:p text:style-name="Standard"><text:soft-page-break/></text:p>
      <table:table table:name="Table1" table:style-name="Table1">
        <table:table-column table:style-name="Table1.A"/>
        <table:table-column table:style-name="Table1.B" table:number-columns-repeated="10"/>
        <table:table-column table:style-name="Table1.L"/>
        <table:table-row>
          <table:table-cell table:style-name="Table1.A1" office:value-type="string">
            <text:p text:style-name="P6">Interval</text:p>
          </table:table-cell>
          <table:table-cell table:style-name="Table1.A1" office:value-type="string">
            <text:p text:style-name="P6">d6</text:p>
          </table:table-cell>
          <table:table-cell table:style-name="Table1.A1" office:value-type="string">
            <text:p text:style-name="P6">m6</text:p>
          </table:table-cell>
          <table:table-cell table:style-name="Table1.A1" office:value-type="string">
            <text:p text:style-name="P6">M6</text:p>
          </table:table-cell>
          <table:table-cell table:style-name="Table1.A1" office:value-type="string">
            <text:p text:style-name="P6">A6</text:p>
          </table:table-cell>
          <table:table-cell table:style-name="Table1.A1" office:value-type="string">
            <text:p text:style-name="P6">d7</text:p>
          </table:table-cell>
          <table:table-cell table:style-name="Table1.A1" office:value-type="string">
            <text:p text:style-name="P6">m7</text:p>
          </table:table-cell>
          <table:table-cell table:style-name="Table1.A1" office:value-type="string">
            <text:p text:style-name="P6">M7</text:p>
          </table:table-cell>
          <table:table-cell table:style-name="Table1.A1" office:value-type="string">
            <text:p text:style-name="P6">A7</text:p>
          </table:table-cell>
          <table:table-cell table:style-name="Table1.A1" office:value-type="string">
            <text:p text:style-name="P6">d5</text:p>
          </table:table-cell>
          <table:table-cell table:style-name="Table1.A1" office:value-type="string">
            <text:p text:style-name="P6">P5</text:p>
          </table:table-cell>
          <table:table-cell table:style-name="Table1.L1" office:value-type="string">
            <text:p text:style-name="P6">A5</text:p>
          </table:table-cell>
        </table:table-row>
        <table:table-row>
          <table:table-cell table:style-name="Table1.A2" office:value-type="string">
            <text:p text:style-name="P6">CB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ABB</text:p>
          </table:table-cell>
          <table:table-cell table:style-name="Table1.B2" office:value-type="string">
            <text:p text:style-name="P7">A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BBB</text:p>
          </table:table-cell>
          <table:table-cell table:style-name="Table1.B2" office:value-type="string">
            <text:p text:style-name="P7">BB</text:p>
          </table:table-cell>
          <table:table-cell table:style-name="Table1.J2" office:value-type="string">
            <text:p text:style-name="P7">--</text:p>
          </table:table-cell>
          <table:table-cell table:style-name="Table1.J2" office:value-type="string">
            <text:p text:style-name="P7">GBB</text:p>
          </table:table-cell>
          <table:table-cell table:style-name="Table1.L2" office:value-type="string">
            <text:p text:style-name="P7">GB</text:p>
          </table:table-cell>
        </table:table-row>
        <table:table-row>
          <table:table-cell table:style-name="Table1.A2" office:value-type="string">
            <text:p text:style-name="P6">CB</text:p>
          </table:table-cell>
          <table:table-cell table:style-name="Table1.B3" office:value-type="string">
            <text:p text:style-name="P7">--</text:p>
          </table:table-cell>
          <table:table-cell table:style-name="Table1.B3" office:value-type="string">
            <text:p text:style-name="P7">ABB</text:p>
          </table:table-cell>
          <table:table-cell table:style-name="Table1.B3" office:value-type="string">
            <text:p text:style-name="P7">AB</text:p>
          </table:table-cell>
          <table:table-cell table:style-name="Table1.B3" office:value-type="string">
            <text:p text:style-name="P7">A</text:p>
          </table:table-cell>
          <table:table-cell table:style-name="Table1.B3" office:value-type="string">
            <text:p text:style-name="P7">--</text:p>
          </table:table-cell>
          <table:table-cell table:style-name="Table1.B3" office:value-type="string">
            <text:p text:style-name="P7">BBB</text:p>
          </table:table-cell>
          <table:table-cell table:style-name="Table1.B3" office:value-type="string">
            <text:p text:style-name="P7">BB</text:p>
          </table:table-cell>
          <table:table-cell table:style-name="Table1.B3" office:value-type="string">
            <text:p text:style-name="P7">B</text:p>
          </table:table-cell>
          <table:table-cell table:style-name="Table1.J2" office:value-type="string">
            <text:p text:style-name="P7">GBB</text:p>
          </table:table-cell>
          <table:table-cell table:style-name="Table1.J2" office:value-type="string">
            <text:p text:style-name="P7">GB</text:p>
          </table:table-cell>
          <table:table-cell table:style-name="Table1.L2" office:value-type="string">
            <text:p text:style-name="P7">G</text:p>
          </table:table-cell>
        </table:table-row>
        <table:table-row>
          <table:table-cell table:style-name="Table1.A2" office:value-type="string">
            <text:p text:style-name="P6">C</text:p>
          </table:table-cell>
          <table:table-cell table:style-name="Table1.B4" office:value-type="string">
            <text:p text:style-name="P7">ABB</text:p>
          </table:table-cell>
          <table:table-cell table:style-name="Table1.B4" office:value-type="string">
            <text:p text:style-name="P7">AB</text:p>
          </table:table-cell>
          <table:table-cell table:style-name="Table1.B4" office:value-type="string">
            <text:p text:style-name="P7">A</text:p>
          </table:table-cell>
          <table:table-cell table:style-name="Table1.B4" office:value-type="string">
            <text:p text:style-name="P7">A#</text:p>
          </table:table-cell>
          <table:table-cell table:style-name="Table1.B4" office:value-type="string">
            <text:p text:style-name="P7">BBB</text:p>
          </table:table-cell>
          <table:table-cell table:style-name="Table1.B4" office:value-type="string">
            <text:p text:style-name="P7">BB</text:p>
          </table:table-cell>
          <table:table-cell table:style-name="Table1.B4" office:value-type="string">
            <text:p text:style-name="P7">B</text:p>
          </table:table-cell>
          <table:table-cell table:style-name="Table1.B4" office:value-type="string">
            <text:p text:style-name="P7">B#</text:p>
          </table:table-cell>
          <table:table-cell table:style-name="Table1.J2" office:value-type="string">
            <text:p text:style-name="P7">GB</text:p>
          </table:table-cell>
          <table:table-cell table:style-name="Table1.J2" office:value-type="string">
            <text:p text:style-name="P7">G</text:p>
          </table:table-cell>
          <table:table-cell table:style-name="Table1.L2" office:value-type="string">
            <text:p text:style-name="P7">G#</text:p>
          </table:table-cell>
        </table:table-row>
        <table:table-row>
          <table:table-cell table:style-name="Table1.A2" office:value-type="string">
            <text:p text:style-name="P6">C#</text:p>
          </table:table-cell>
          <table:table-cell table:style-name="Table1.B5" office:value-type="string">
            <text:p text:style-name="P7">AB</text:p>
          </table:table-cell>
          <table:table-cell table:style-name="Table1.B5" office:value-type="string">
            <text:p text:style-name="P7">A</text:p>
          </table:table-cell>
          <table:table-cell table:style-name="Table1.B5" office:value-type="string">
            <text:p text:style-name="P7">A#</text:p>
          </table:table-cell>
          <table:table-cell table:style-name="Table1.B5" office:value-type="string">
            <text:p text:style-name="P7">A##</text:p>
          </table:table-cell>
          <table:table-cell table:style-name="Table1.B5" office:value-type="string">
            <text:p text:style-name="P7">BB</text:p>
          </table:table-cell>
          <table:table-cell table:style-name="Table1.B5" office:value-type="string">
            <text:p text:style-name="P7">B</text:p>
          </table:table-cell>
          <table:table-cell table:style-name="Table1.B5" office:value-type="string">
            <text:p text:style-name="P7">B#</text:p>
          </table:table-cell>
          <table:table-cell table:style-name="Table1.B5" office:value-type="string">
            <text:p text:style-name="P7">B##</text:p>
          </table:table-cell>
          <table:table-cell table:style-name="Table1.J2" office:value-type="string">
            <text:p text:style-name="P7">G</text:p>
          </table:table-cell>
          <table:table-cell table:style-name="Table1.J2" office:value-type="string">
            <text:p text:style-name="P7">G#</text:p>
          </table:table-cell>
          <table:table-cell table:style-name="Table1.L2" office:value-type="string">
            <text:p text:style-name="P7">G##</text:p>
          </table:table-cell>
        </table:table-row>
        <table:table-row>
          <table:table-cell table:style-name="Table1.A2" office:value-type="string">
            <text:p text:style-name="P6">C##</text:p>
          </table:table-cell>
          <table:table-cell table:style-name="Table1.B6" office:value-type="string">
            <text:p text:style-name="P7">A</text:p>
          </table:table-cell>
          <table:table-cell table:style-name="Table1.B6" office:value-type="string">
            <text:p text:style-name="P7">A#</text:p>
          </table:table-cell>
          <table:table-cell table:style-name="Table1.B6" office:value-type="string">
            <text:p text:style-name="P7">A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B</text:p>
          </table:table-cell>
          <table:table-cell table:style-name="Table1.B6" office:value-type="string">
            <text:p text:style-name="P7">B#</text:p>
          </table:table-cell>
          <table:table-cell table:style-name="Table1.B6" office:value-type="string">
            <text:p text:style-name="P7">B##</text:p>
          </table:table-cell>
          <table:table-cell table:style-name="Table1.B6" office:value-type="string">
            <text:p text:style-name="P7">--</text:p>
          </table:table-cell>
          <table:table-cell table:style-name="Table1.J2" office:value-type="string">
            <text:p text:style-name="P7">G#</text:p>
          </table:table-cell>
          <table:table-cell table:style-name="Table1.J2" office:value-type="string">
            <text:p text:style-name="P7">G##</text:p>
          </table:table-cell>
          <table:table-cell table:style-name="Table1.L2" office:value-type="string">
            <text:p text:style-name="P7">--</text:p>
          </table:table-cell>
        </table:table-row>
        <table:table-row>
          <table:table-cell table:style-name="Table1.A2" office:value-type="string">
            <text:p text:style-name="P6">DB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BBB</text:p>
          </table:table-cell>
          <table:table-cell table:style-name="Table1.B2" office:value-type="string">
            <text:p text:style-name="P7">B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CBB</text:p>
          </table:table-cell>
          <table:table-cell table:style-name="Table1.B2" office:value-type="string">
            <text:p text:style-name="P7">CB</text:p>
          </table:table-cell>
          <table:table-cell table:style-name="Table1.B2" office:value-type="string">
            <text:p text:style-name="P7">C</text:p>
          </table:table-cell>
          <table:table-cell table:style-name="Table1.J2" office:value-type="string">
            <text:p text:style-name="P7">--</text:p>
          </table:table-cell>
          <table:table-cell table:style-name="Table1.J2" office:value-type="string">
            <text:p text:style-name="P7">ABB</text:p>
          </table:table-cell>
          <table:table-cell table:style-name="Table1.L2" office:value-type="string">
            <text:p text:style-name="P7">AB</text:p>
          </table:table-cell>
        </table:table-row>
        <table:table-row>
          <table:table-cell table:style-name="Table1.A2" office:value-type="string">
            <text:p text:style-name="P6">DB</text:p>
          </table:table-cell>
          <table:table-cell table:style-name="Table1.B3" office:value-type="string">
            <text:p text:style-name="P7">--</text:p>
          </table:table-cell>
          <table:table-cell table:style-name="Table1.B3" office:value-type="string">
            <text:p text:style-name="P7">BBB</text:p>
          </table:table-cell>
          <table:table-cell table:style-name="Table1.B3" office:value-type="string">
            <text:p text:style-name="P7">BB</text:p>
          </table:table-cell>
          <table:table-cell table:style-name="Table1.B3" office:value-type="string">
            <text:p text:style-name="P7">B</text:p>
          </table:table-cell>
          <table:table-cell table:style-name="Table1.B3" office:value-type="string">
            <text:p text:style-name="P7">CBB</text:p>
          </table:table-cell>
          <table:table-cell table:style-name="Table1.B3" office:value-type="string">
            <text:p text:style-name="P7">CB</text:p>
          </table:table-cell>
          <table:table-cell table:style-name="Table1.B3" office:value-type="string">
            <text:p text:style-name="P7">C</text:p>
          </table:table-cell>
          <table:table-cell table:style-name="Table1.B3" office:value-type="string">
            <text:p text:style-name="P7">C#</text:p>
          </table:table-cell>
          <table:table-cell table:style-name="Table1.J2" office:value-type="string">
            <text:p text:style-name="P7">ABB</text:p>
          </table:table-cell>
          <table:table-cell table:style-name="Table1.J2" office:value-type="string">
            <text:p text:style-name="P7">AB</text:p>
          </table:table-cell>
          <table:table-cell table:style-name="Table1.L2" office:value-type="string">
            <text:p text:style-name="P7">A</text:p>
          </table:table-cell>
        </table:table-row>
        <table:table-row>
          <table:table-cell table:style-name="Table1.A2" office:value-type="string">
            <text:p text:style-name="P6">D</text:p>
          </table:table-cell>
          <table:table-cell table:style-name="Table1.B4" office:value-type="string">
            <text:p text:style-name="P7">BBB</text:p>
          </table:table-cell>
          <table:table-cell table:style-name="Table1.B4" office:value-type="string">
            <text:p text:style-name="P7">BB</text:p>
          </table:table-cell>
          <table:table-cell table:style-name="Table1.B4" office:value-type="string">
            <text:p text:style-name="P7">B</text:p>
          </table:table-cell>
          <table:table-cell table:style-name="Table1.B4" office:value-type="string">
            <text:p text:style-name="P7">B#</text:p>
          </table:table-cell>
          <table:table-cell table:style-name="Table1.B4" office:value-type="string">
            <text:p text:style-name="P7">CB</text:p>
          </table:table-cell>
          <table:table-cell table:style-name="Table1.B4" office:value-type="string">
            <text:p text:style-name="P7">C</text:p>
          </table:table-cell>
          <table:table-cell table:style-name="Table1.B4" office:value-type="string">
            <text:p text:style-name="P7">CF#</text:p>
          </table:table-cell>
          <table:table-cell table:style-name="Table1.B4" office:value-type="string">
            <text:p text:style-name="P7">C##</text:p>
          </table:table-cell>
          <table:table-cell table:style-name="Table1.J2" office:value-type="string">
            <text:p text:style-name="P7">AB</text:p>
          </table:table-cell>
          <table:table-cell table:style-name="Table1.J2" office:value-type="string">
            <text:p text:style-name="P7">A</text:p>
          </table:table-cell>
          <table:table-cell table:style-name="Table1.L2" office:value-type="string">
            <text:p text:style-name="P7">A#</text:p>
          </table:table-cell>
        </table:table-row>
        <table:table-row>
          <table:table-cell table:style-name="Table1.A2" office:value-type="string">
            <text:p text:style-name="P6">D#</text:p>
          </table:table-cell>
          <table:table-cell table:style-name="Table1.B5" office:value-type="string">
            <text:p text:style-name="P7">BB</text:p>
          </table:table-cell>
          <table:table-cell table:style-name="Table1.B5" office:value-type="string">
            <text:p text:style-name="P7">B</text:p>
          </table:table-cell>
          <table:table-cell table:style-name="Table1.B5" office:value-type="string">
            <text:p text:style-name="P7">B#</text:p>
          </table:table-cell>
          <table:table-cell table:style-name="Table1.B5" office:value-type="string">
            <text:p text:style-name="P7">B##</text:p>
          </table:table-cell>
          <table:table-cell table:style-name="Table1.B5" office:value-type="string">
            <text:p text:style-name="P7">C</text:p>
          </table:table-cell>
          <table:table-cell table:style-name="Table1.B5" office:value-type="string">
            <text:p text:style-name="P7">C#</text:p>
          </table:table-cell>
          <table:table-cell table:style-name="Table1.B5" office:value-type="string">
            <text:p text:style-name="P7">C##</text:p>
          </table:table-cell>
          <table:table-cell table:style-name="Table1.B5" office:value-type="string">
            <text:p text:style-name="P7">--</text:p>
          </table:table-cell>
          <table:table-cell table:style-name="Table1.J2" office:value-type="string">
            <text:p text:style-name="P7">A</text:p>
          </table:table-cell>
          <table:table-cell table:style-name="Table1.J2" office:value-type="string">
            <text:p text:style-name="P7">A#</text:p>
          </table:table-cell>
          <table:table-cell table:style-name="Table1.L2" office:value-type="string">
            <text:p text:style-name="P7">A##</text:p>
          </table:table-cell>
        </table:table-row>
        <table:table-row>
          <table:table-cell table:style-name="Table1.A2" office:value-type="string">
            <text:p text:style-name="P6">D##</text:p>
          </table:table-cell>
          <table:table-cell table:style-name="Table1.B6" office:value-type="string">
            <text:p text:style-name="P7">B</text:p>
          </table:table-cell>
          <table:table-cell table:style-name="Table1.B6" office:value-type="string">
            <text:p text:style-name="P7">B#</text:p>
          </table:table-cell>
          <table:table-cell table:style-name="Table1.B6" office:value-type="string">
            <text:p text:style-name="P7">B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C#</text:p>
          </table:table-cell>
          <table:table-cell table:style-name="Table1.B6" office:value-type="string">
            <text:p text:style-name="P7">C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--</text:p>
          </table:table-cell>
          <table:table-cell table:style-name="Table1.J2" office:value-type="string">
            <text:p text:style-name="P7">A#</text:p>
          </table:table-cell>
          <table:table-cell table:style-name="Table1.J2" office:value-type="string">
            <text:p text:style-name="P7">A##</text:p>
          </table:table-cell>
          <table:table-cell table:style-name="Table1.L2" office:value-type="string">
            <text:p text:style-name="P7">--</text:p>
          </table:table-cell>
        </table:table-row>
        <table:table-row>
          <table:table-cell table:style-name="Table1.A2" office:value-type="string">
            <text:p text:style-name="P6">EBB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CBB</text:p>
          </table:table-cell>
          <table:table-cell table:style-name="Table1.B12" office:value-type="string">
            <text:p text:style-name="P7">CB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DBB</text:p>
          </table:table-cell>
          <table:table-cell table:style-name="Table1.B12" office:value-type="string">
            <text:p text:style-name="P7">DB</text:p>
          </table:table-cell>
          <table:table-cell table:style-name="Table1.B12" office:value-type="string">
            <text:p text:style-name="P7">D</text:p>
          </table:table-cell>
          <table:table-cell table:style-name="Table1.J2" office:value-type="string">
            <text:p text:style-name="P7">--</text:p>
          </table:table-cell>
          <table:table-cell table:style-name="Table1.J2" office:value-type="string">
            <text:p text:style-name="P7">BBB</text:p>
          </table:table-cell>
          <table:table-cell table:style-name="Table1.L2" office:value-type="string">
            <text:p text:style-name="P7">BB</text:p>
          </table:table-cell>
        </table:table-row>
        <table:table-row>
          <table:table-cell table:style-name="Table1.A2" office:value-type="string">
            <text:p text:style-name="P6">EB</text:p>
          </table:table-cell>
          <table:table-cell table:style-name="Table1.B12" office:value-type="string">
            <text:p text:style-name="P7">CBB</text:p>
          </table:table-cell>
          <table:table-cell table:style-name="Table1.B12" office:value-type="string">
            <text:p text:style-name="P7">CB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DBB</text:p>
          </table:table-cell>
          <table:table-cell table:style-name="Table1.B12" office:value-type="string">
            <text:p text:style-name="P7">DB</text:p>
          </table:table-cell>
          <table:table-cell table:style-name="Table1.B12" office:value-type="string">
            <text:p text:style-name="P7">D</text:p>
          </table:table-cell>
          <table:table-cell table:style-name="Table1.B12" office:value-type="string">
            <text:p text:style-name="P7">D#</text:p>
          </table:table-cell>
          <table:table-cell table:style-name="Table1.J2" office:value-type="string">
            <text:p text:style-name="P7">BBB</text:p>
          </table:table-cell>
          <table:table-cell table:style-name="Table1.J2" office:value-type="string">
            <text:p text:style-name="P7">BB</text:p>
          </table:table-cell>
          <table:table-cell table:style-name="Table1.L2" office:value-type="string">
            <text:p text:style-name="P7">B</text:p>
          </table:table-cell>
        </table:table-row>
        <table:table-row>
          <table:table-cell table:style-name="Table1.A2" office:value-type="string">
            <text:p text:style-name="P6">E</text:p>
          </table:table-cell>
          <table:table-cell table:style-name="Table1.B12" office:value-type="string">
            <text:p text:style-name="P7">CB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C##</text:p>
          </table:table-cell>
          <table:table-cell table:style-name="Table1.B12" office:value-type="string">
            <text:p text:style-name="P7">DB</text:p>
          </table:table-cell>
          <table:table-cell table:style-name="Table1.B12" office:value-type="string">
            <text:p text:style-name="P7">D</text:p>
          </table:table-cell>
          <table:table-cell table:style-name="Table1.B12" office:value-type="string">
            <text:p text:style-name="P7">D#</text:p>
          </table:table-cell>
          <table:table-cell table:style-name="Table1.B12" office:value-type="string">
            <text:p text:style-name="P7">D##</text:p>
          </table:table-cell>
          <table:table-cell table:style-name="Table1.J2" office:value-type="string">
            <text:p text:style-name="P7">BB</text:p>
          </table:table-cell>
          <table:table-cell table:style-name="Table1.J2" office:value-type="string">
            <text:p text:style-name="P7">B</text:p>
          </table:table-cell>
          <table:table-cell table:style-name="Table1.L2" office:value-type="string">
            <text:p text:style-name="P7">B#</text:p>
          </table:table-cell>
        </table:table-row>
        <table:table-row>
          <table:table-cell table:style-name="Table1.A2" office:value-type="string">
            <text:p text:style-name="P6">E#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C##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D</text:p>
          </table:table-cell>
          <table:table-cell table:style-name="Table1.B12" office:value-type="string">
            <text:p text:style-name="P7">D#</text:p>
          </table:table-cell>
          <table:table-cell table:style-name="Table1.B12" office:value-type="string">
            <text:p text:style-name="P7">D##</text:p>
          </table:table-cell>
          <table:table-cell table:style-name="Table1.B12" office:value-type="string">
            <text:p text:style-name="P7">--</text:p>
          </table:table-cell>
          <table:table-cell table:style-name="Table1.J2" office:value-type="string">
            <text:p text:style-name="P7">B</text:p>
          </table:table-cell>
          <table:table-cell table:style-name="Table1.J2" office:value-type="string">
            <text:p text:style-name="P7">B#</text:p>
          </table:table-cell>
          <table:table-cell table:style-name="Table1.L2" office:value-type="string">
            <text:p text:style-name="P7">B##</text:p>
          </table:table-cell>
        </table:table-row>
        <table:table-row>
          <table:table-cell table:style-name="Table1.A2" office:value-type="string">
            <text:p text:style-name="P6">E##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C##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D#</text:p>
          </table:table-cell>
          <table:table-cell table:style-name="Table1.B12" office:value-type="string">
            <text:p text:style-name="P7">D##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--</text:p>
          </table:table-cell>
          <table:table-cell table:style-name="Table1.J2" office:value-type="string">
            <text:p text:style-name="P7">B#</text:p>
          </table:table-cell>
          <table:table-cell table:style-name="Table1.J2" office:value-type="string">
            <text:p text:style-name="P7">B##</text:p>
          </table:table-cell>
          <table:table-cell table:style-name="Table1.L2" office:value-type="string">
            <text:p text:style-name="P7">--</text:p>
          </table:table-cell>
        </table:table-row>
        <table:table-row>
          <table:table-cell table:style-name="Table1.A2" office:value-type="string">
            <text:p text:style-name="P6">FB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DBB</text:p>
          </table:table-cell>
          <table:table-cell table:style-name="Table1.B2" office:value-type="string">
            <text:p text:style-name="P7">D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EBB</text:p>
          </table:table-cell>
          <table:table-cell table:style-name="Table1.B2" office:value-type="string">
            <text:p text:style-name="P7">EB</text:p>
          </table:table-cell>
          <table:table-cell table:style-name="Table1.J2" office:value-type="string">
            <text:p text:style-name="P7">--</text:p>
          </table:table-cell>
          <table:table-cell table:style-name="Table1.J2" office:value-type="string">
            <text:p text:style-name="P7">CBB</text:p>
          </table:table-cell>
          <table:table-cell table:style-name="Table1.L2" office:value-type="string">
            <text:p text:style-name="P7">CB</text:p>
          </table:table-cell>
        </table:table-row>
        <table:table-row>
          <table:table-cell table:style-name="Table1.A2" office:value-type="string">
            <text:p text:style-name="P6">FB</text:p>
          </table:table-cell>
          <table:table-cell table:style-name="Table1.B3" office:value-type="string">
            <text:p text:style-name="P7">--</text:p>
          </table:table-cell>
          <table:table-cell table:style-name="Table1.B3" office:value-type="string">
            <text:p text:style-name="P7">DBB</text:p>
          </table:table-cell>
          <table:table-cell table:style-name="Table1.B3" office:value-type="string">
            <text:p text:style-name="P7">GB</text:p>
          </table:table-cell>
          <table:table-cell table:style-name="Table1.B3" office:value-type="string">
            <text:p text:style-name="P7">G</text:p>
          </table:table-cell>
          <table:table-cell table:style-name="Table1.B3" office:value-type="string">
            <text:p text:style-name="P7">--</text:p>
          </table:table-cell>
          <table:table-cell table:style-name="Table1.B3" office:value-type="string">
            <text:p text:style-name="P7">EBB</text:p>
          </table:table-cell>
          <table:table-cell table:style-name="Table1.B3" office:value-type="string">
            <text:p text:style-name="P7">EB</text:p>
          </table:table-cell>
          <table:table-cell table:style-name="Table1.B3" office:value-type="string">
            <text:p text:style-name="P7">E</text:p>
          </table:table-cell>
          <table:table-cell table:style-name="Table1.J2" office:value-type="string">
            <text:p text:style-name="P7">CBB</text:p>
          </table:table-cell>
          <table:table-cell table:style-name="Table1.J2" office:value-type="string">
            <text:p text:style-name="P7">CB</text:p>
          </table:table-cell>
          <table:table-cell table:style-name="Table1.L2" office:value-type="string">
            <text:p text:style-name="P7">C</text:p>
          </table:table-cell>
        </table:table-row>
        <table:table-row>
          <table:table-cell table:style-name="Table1.A2" office:value-type="string">
            <text:p text:style-name="P6">F</text:p>
          </table:table-cell>
          <table:table-cell table:style-name="Table1.B4" office:value-type="string">
            <text:p text:style-name="P7">DBB</text:p>
          </table:table-cell>
          <table:table-cell table:style-name="Table1.B4" office:value-type="string">
            <text:p text:style-name="P7">GB</text:p>
          </table:table-cell>
          <table:table-cell table:style-name="Table1.B4" office:value-type="string">
            <text:p text:style-name="P7">G</text:p>
          </table:table-cell>
          <table:table-cell table:style-name="Table1.B4" office:value-type="string">
            <text:p text:style-name="P7">G#</text:p>
          </table:table-cell>
          <table:table-cell table:style-name="Table1.B4" office:value-type="string">
            <text:p text:style-name="P7">EBB</text:p>
          </table:table-cell>
          <table:table-cell table:style-name="Table1.B4" office:value-type="string">
            <text:p text:style-name="P7">EB</text:p>
          </table:table-cell>
          <table:table-cell table:style-name="Table1.B4" office:value-type="string">
            <text:p text:style-name="P7">E</text:p>
          </table:table-cell>
          <table:table-cell table:style-name="Table1.B4" office:value-type="string">
            <text:p text:style-name="P7">E#</text:p>
          </table:table-cell>
          <table:table-cell table:style-name="Table1.J2" office:value-type="string">
            <text:p text:style-name="P7">CB</text:p>
          </table:table-cell>
          <table:table-cell table:style-name="Table1.J2" office:value-type="string">
            <text:p text:style-name="P7">C</text:p>
          </table:table-cell>
          <table:table-cell table:style-name="Table1.L2" office:value-type="string">
            <text:p text:style-name="P7">C#</text:p>
          </table:table-cell>
        </table:table-row>
        <table:table-row>
          <table:table-cell table:style-name="Table1.A2" office:value-type="string">
            <text:p text:style-name="P6">F#</text:p>
          </table:table-cell>
          <table:table-cell table:style-name="Table1.B5" office:value-type="string">
            <text:p text:style-name="P7">DB</text:p>
          </table:table-cell>
          <table:table-cell table:style-name="Table1.B5" office:value-type="string">
            <text:p text:style-name="P7">D</text:p>
          </table:table-cell>
          <table:table-cell table:style-name="Table1.B5" office:value-type="string">
            <text:p text:style-name="P7">D#</text:p>
          </table:table-cell>
          <table:table-cell table:style-name="Table1.B5" office:value-type="string">
            <text:p text:style-name="P7">D##</text:p>
          </table:table-cell>
          <table:table-cell table:style-name="Table1.B5" office:value-type="string">
            <text:p text:style-name="P7">EB</text:p>
          </table:table-cell>
          <table:table-cell table:style-name="Table1.B5" office:value-type="string">
            <text:p text:style-name="P7">E</text:p>
          </table:table-cell>
          <table:table-cell table:style-name="Table1.B5" office:value-type="string">
            <text:p text:style-name="P7">E#</text:p>
          </table:table-cell>
          <table:table-cell table:style-name="Table1.B5" office:value-type="string">
            <text:p text:style-name="P7">E##</text:p>
          </table:table-cell>
          <table:table-cell table:style-name="Table1.J2" office:value-type="string">
            <text:p text:style-name="P7">C</text:p>
          </table:table-cell>
          <table:table-cell table:style-name="Table1.J2" office:value-type="string">
            <text:p text:style-name="P7">C#</text:p>
          </table:table-cell>
          <table:table-cell table:style-name="Table1.L2" office:value-type="string">
            <text:p text:style-name="P7">C##</text:p>
          </table:table-cell>
        </table:table-row>
        <table:table-row>
          <table:table-cell table:style-name="Table1.A2" office:value-type="string">
            <text:p text:style-name="P6">F##</text:p>
          </table:table-cell>
          <table:table-cell table:style-name="Table1.B6" office:value-type="string">
            <text:p text:style-name="P7">D</text:p>
          </table:table-cell>
          <table:table-cell table:style-name="Table1.B6" office:value-type="string">
            <text:p text:style-name="P7">D#</text:p>
          </table:table-cell>
          <table:table-cell table:style-name="Table1.B6" office:value-type="string">
            <text:p text:style-name="P7">D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E</text:p>
          </table:table-cell>
          <table:table-cell table:style-name="Table1.B6" office:value-type="string">
            <text:p text:style-name="P7">E#</text:p>
          </table:table-cell>
          <table:table-cell table:style-name="Table1.B6" office:value-type="string">
            <text:p text:style-name="P7">E##</text:p>
          </table:table-cell>
          <table:table-cell table:style-name="Table1.B6" office:value-type="string">
            <text:p text:style-name="P7">--</text:p>
          </table:table-cell>
          <table:table-cell table:style-name="Table1.J2" office:value-type="string">
            <text:p text:style-name="P7">C#</text:p>
          </table:table-cell>
          <table:table-cell table:style-name="Table1.J2" office:value-type="string">
            <text:p text:style-name="P7">C##</text:p>
          </table:table-cell>
          <table:table-cell table:style-name="Table1.L2" office:value-type="string">
            <text:p text:style-name="P7">--</text:p>
          </table:table-cell>
        </table:table-row>
        <table:table-row>
          <table:table-cell table:style-name="Table1.A2" office:value-type="string">
            <text:p text:style-name="P6">GB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EBB</text:p>
          </table:table-cell>
          <table:table-cell table:style-name="Table1.B2" office:value-type="string">
            <text:p text:style-name="P7">E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FBB</text:p>
          </table:table-cell>
          <table:table-cell table:style-name="Table1.B2" office:value-type="string">
            <text:p text:style-name="P7">FB</text:p>
          </table:table-cell>
          <table:table-cell table:style-name="Table1.B2" office:value-type="string">
            <text:p text:style-name="P7">F</text:p>
          </table:table-cell>
          <table:table-cell table:style-name="Table1.J2" office:value-type="string">
            <text:p text:style-name="P7">--</text:p>
          </table:table-cell>
          <table:table-cell table:style-name="Table1.J2" office:value-type="string">
            <text:p text:style-name="P7">DBB</text:p>
          </table:table-cell>
          <table:table-cell table:style-name="Table1.L2" office:value-type="string">
            <text:p text:style-name="P7">DB</text:p>
          </table:table-cell>
        </table:table-row>
        <table:table-row>
          <table:table-cell table:style-name="Table1.A2" office:value-type="string">
            <text:p text:style-name="P6">GB</text:p>
          </table:table-cell>
          <table:table-cell table:style-name="Table1.B3" office:value-type="string">
            <text:p text:style-name="P7">--</text:p>
          </table:table-cell>
          <table:table-cell table:style-name="Table1.B3" office:value-type="string">
            <text:p text:style-name="P7">EBB</text:p>
          </table:table-cell>
          <table:table-cell table:style-name="Table1.B3" office:value-type="string">
            <text:p text:style-name="P7">EB</text:p>
          </table:table-cell>
          <table:table-cell table:style-name="Table1.B3" office:value-type="string">
            <text:p text:style-name="P7">E</text:p>
          </table:table-cell>
          <table:table-cell table:style-name="Table1.B3" office:value-type="string">
            <text:p text:style-name="P7">FBB</text:p>
          </table:table-cell>
          <table:table-cell table:style-name="Table1.B3" office:value-type="string">
            <text:p text:style-name="P7">FB</text:p>
          </table:table-cell>
          <table:table-cell table:style-name="Table1.B3" office:value-type="string">
            <text:p text:style-name="P7">F</text:p>
          </table:table-cell>
          <table:table-cell table:style-name="Table1.B3" office:value-type="string">
            <text:p text:style-name="P7">F#</text:p>
          </table:table-cell>
          <table:table-cell table:style-name="Table1.J2" office:value-type="string">
            <text:p text:style-name="P7">DBB</text:p>
          </table:table-cell>
          <table:table-cell table:style-name="Table1.J2" office:value-type="string">
            <text:p text:style-name="P7">DB</text:p>
          </table:table-cell>
          <table:table-cell table:style-name="Table1.L2" office:value-type="string">
            <text:p text:style-name="P7">D</text:p>
          </table:table-cell>
        </table:table-row>
        <table:table-row>
          <table:table-cell table:style-name="Table1.A2" office:value-type="string">
            <text:p text:style-name="P6">G</text:p>
          </table:table-cell>
          <table:table-cell table:style-name="Table1.B4" office:value-type="string">
            <text:p text:style-name="P7">EBB</text:p>
          </table:table-cell>
          <table:table-cell table:style-name="Table1.B4" office:value-type="string">
            <text:p text:style-name="P7">EB</text:p>
          </table:table-cell>
          <table:table-cell table:style-name="Table1.B4" office:value-type="string">
            <text:p text:style-name="P7">E</text:p>
          </table:table-cell>
          <table:table-cell table:style-name="Table1.B4" office:value-type="string">
            <text:p text:style-name="P7">E#</text:p>
          </table:table-cell>
          <table:table-cell table:style-name="Table1.B4" office:value-type="string">
            <text:p text:style-name="P7">FB</text:p>
          </table:table-cell>
          <table:table-cell table:style-name="Table1.B4" office:value-type="string">
            <text:p text:style-name="P7">F</text:p>
          </table:table-cell>
          <table:table-cell table:style-name="Table1.B4" office:value-type="string">
            <text:p text:style-name="P7">F#</text:p>
          </table:table-cell>
          <table:table-cell table:style-name="Table1.B4" office:value-type="string">
            <text:p text:style-name="P7">F##</text:p>
          </table:table-cell>
          <table:table-cell table:style-name="Table1.J2" office:value-type="string">
            <text:p text:style-name="P7">DB</text:p>
          </table:table-cell>
          <table:table-cell table:style-name="Table1.J2" office:value-type="string">
            <text:p text:style-name="P7">D</text:p>
          </table:table-cell>
          <table:table-cell table:style-name="Table1.L2" office:value-type="string">
            <text:p text:style-name="P7">D#</text:p>
          </table:table-cell>
        </table:table-row>
        <table:table-row>
          <table:table-cell table:style-name="Table1.A2" office:value-type="string">
            <text:p text:style-name="P6">G#</text:p>
          </table:table-cell>
          <table:table-cell table:style-name="Table1.B5" office:value-type="string">
            <text:p text:style-name="P7">EB</text:p>
          </table:table-cell>
          <table:table-cell table:style-name="Table1.B5" office:value-type="string">
            <text:p text:style-name="P7">E</text:p>
          </table:table-cell>
          <table:table-cell table:style-name="Table1.B5" office:value-type="string">
            <text:p text:style-name="P7">E#</text:p>
          </table:table-cell>
          <table:table-cell table:style-name="Table1.B5" office:value-type="string">
            <text:p text:style-name="P7">E##</text:p>
          </table:table-cell>
          <table:table-cell table:style-name="Table1.B5" office:value-type="string">
            <text:p text:style-name="P7">F</text:p>
          </table:table-cell>
          <table:table-cell table:style-name="Table1.B5" office:value-type="string">
            <text:p text:style-name="P7">F#</text:p>
          </table:table-cell>
          <table:table-cell table:style-name="Table1.B5" office:value-type="string">
            <text:p text:style-name="P7">F##</text:p>
          </table:table-cell>
          <table:table-cell table:style-name="Table1.B5" office:value-type="string">
            <text:p text:style-name="P7">--</text:p>
          </table:table-cell>
          <table:table-cell table:style-name="Table1.J2" office:value-type="string">
            <text:p text:style-name="P7">D</text:p>
          </table:table-cell>
          <table:table-cell table:style-name="Table1.J2" office:value-type="string">
            <text:p text:style-name="P7">D#</text:p>
          </table:table-cell>
          <table:table-cell table:style-name="Table1.L2" office:value-type="string">
            <text:p text:style-name="P7">D##</text:p>
          </table:table-cell>
        </table:table-row>
        <table:table-row>
          <table:table-cell table:style-name="Table1.A2" office:value-type="string">
            <text:p text:style-name="P6">G##</text:p>
          </table:table-cell>
          <table:table-cell table:style-name="Table1.B6" office:value-type="string">
            <text:p text:style-name="P7">E</text:p>
          </table:table-cell>
          <table:table-cell table:style-name="Table1.B6" office:value-type="string">
            <text:p text:style-name="P7">E#</text:p>
          </table:table-cell>
          <table:table-cell table:style-name="Table1.B6" office:value-type="string">
            <text:p text:style-name="P7">E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F#</text:p>
          </table:table-cell>
          <table:table-cell table:style-name="Table1.B6" office:value-type="string">
            <text:p text:style-name="P7">F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--</text:p>
          </table:table-cell>
          <table:table-cell table:style-name="Table1.J2" office:value-type="string">
            <text:p text:style-name="P7">D#</text:p>
          </table:table-cell>
          <table:table-cell table:style-name="Table1.J2" office:value-type="string">
            <text:p text:style-name="P7">D##</text:p>
          </table:table-cell>
          <table:table-cell table:style-name="Table1.L2" office:value-type="string">
            <text:p text:style-name="P7">--</text:p>
          </table:table-cell>
        </table:table-row>
        <table:table-row>
          <table:table-cell table:style-name="Table1.A2" office:value-type="string">
            <text:p text:style-name="P6">ABB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FBB</text:p>
          </table:table-cell>
          <table:table-cell table:style-name="Table1.B2" office:value-type="string">
            <text:p text:style-name="P7">FB</text:p>
          </table:table-cell>
          <table:table-cell table:style-name="Table1.B2" office:value-type="string">
            <text:p text:style-name="P7">F</text:p>
          </table:table-cell>
          <table:table-cell table:style-name="Table1.B2" office:value-type="string">
            <text:p text:style-name="P7">--</text:p>
          </table:table-cell>
          <table:table-cell table:style-name="Table1.B2" office:value-type="string">
            <text:p text:style-name="P7">GBB</text:p>
          </table:table-cell>
          <table:table-cell table:style-name="Table1.B2" office:value-type="string">
            <text:p text:style-name="P7">GB</text:p>
          </table:table-cell>
          <table:table-cell table:style-name="Table1.B2" office:value-type="string">
            <text:p text:style-name="P7">G</text:p>
          </table:table-cell>
          <table:table-cell table:style-name="Table1.J2" office:value-type="string">
            <text:p text:style-name="P7">--</text:p>
          </table:table-cell>
          <table:table-cell table:style-name="Table1.J2" office:value-type="string">
            <text:p text:style-name="P7">EBB</text:p>
          </table:table-cell>
          <table:table-cell table:style-name="Table1.L2" office:value-type="string">
            <text:p text:style-name="P7">EB</text:p>
          </table:table-cell>
        </table:table-row>
        <table:table-row>
          <table:table-cell table:style-name="Table1.A2" office:value-type="string">
            <text:p text:style-name="P6">AB</text:p>
          </table:table-cell>
          <table:table-cell table:style-name="Table1.B3" office:value-type="string">
            <text:p text:style-name="P7">FBB</text:p>
          </table:table-cell>
          <table:table-cell table:style-name="Table1.B3" office:value-type="string">
            <text:p text:style-name="P7">FB</text:p>
          </table:table-cell>
          <table:table-cell table:style-name="Table1.B3" office:value-type="string">
            <text:p text:style-name="P7">F</text:p>
          </table:table-cell>
          <table:table-cell table:style-name="Table1.B3" office:value-type="string">
            <text:p text:style-name="P7">F#</text:p>
          </table:table-cell>
          <table:table-cell table:style-name="Table1.B3" office:value-type="string">
            <text:p text:style-name="P7">GBB</text:p>
          </table:table-cell>
          <table:table-cell table:style-name="Table1.B3" office:value-type="string">
            <text:p text:style-name="P7">GB</text:p>
          </table:table-cell>
          <table:table-cell table:style-name="Table1.B3" office:value-type="string">
            <text:p text:style-name="P7">G</text:p>
          </table:table-cell>
          <table:table-cell table:style-name="Table1.B3" office:value-type="string">
            <text:p text:style-name="P7">G#</text:p>
          </table:table-cell>
          <table:table-cell table:style-name="Table1.J2" office:value-type="string">
            <text:p text:style-name="P7">EBB</text:p>
          </table:table-cell>
          <table:table-cell table:style-name="Table1.J2" office:value-type="string">
            <text:p text:style-name="P7">EB</text:p>
          </table:table-cell>
          <table:table-cell table:style-name="Table1.L2" office:value-type="string">
            <text:p text:style-name="P7">E</text:p>
          </table:table-cell>
        </table:table-row>
        <table:table-row>
          <table:table-cell table:style-name="Table1.A2" office:value-type="string">
            <text:p text:style-name="P6">A</text:p>
          </table:table-cell>
          <table:table-cell table:style-name="Table1.B4" office:value-type="string">
            <text:p text:style-name="P7">FB</text:p>
          </table:table-cell>
          <table:table-cell table:style-name="Table1.B4" office:value-type="string">
            <text:p text:style-name="P7">F</text:p>
          </table:table-cell>
          <table:table-cell table:style-name="Table1.B4" office:value-type="string">
            <text:p text:style-name="P7">F#</text:p>
          </table:table-cell>
          <table:table-cell table:style-name="Table1.B4" office:value-type="string">
            <text:p text:style-name="P7">F##</text:p>
          </table:table-cell>
          <table:table-cell table:style-name="Table1.B4" office:value-type="string">
            <text:p text:style-name="P7">GB</text:p>
          </table:table-cell>
          <table:table-cell table:style-name="Table1.B4" office:value-type="string">
            <text:p text:style-name="P7">G</text:p>
          </table:table-cell>
          <table:table-cell table:style-name="Table1.B4" office:value-type="string">
            <text:p text:style-name="P7">G#</text:p>
          </table:table-cell>
          <table:table-cell table:style-name="Table1.B4" office:value-type="string">
            <text:p text:style-name="P7">G##</text:p>
          </table:table-cell>
          <table:table-cell table:style-name="Table1.J2" office:value-type="string">
            <text:p text:style-name="P7">EB</text:p>
          </table:table-cell>
          <table:table-cell table:style-name="Table1.J2" office:value-type="string">
            <text:p text:style-name="P7">E</text:p>
          </table:table-cell>
          <table:table-cell table:style-name="Table1.L2" office:value-type="string">
            <text:p text:style-name="P7">E#</text:p>
          </table:table-cell>
        </table:table-row>
        <table:table-row>
          <table:table-cell table:style-name="Table1.A2" office:value-type="string">
            <text:p text:style-name="P6">A#</text:p>
          </table:table-cell>
          <table:table-cell table:style-name="Table1.B5" office:value-type="string">
            <text:p text:style-name="P7">F</text:p>
          </table:table-cell>
          <table:table-cell table:style-name="Table1.B5" office:value-type="string">
            <text:p text:style-name="P7">F#</text:p>
          </table:table-cell>
          <table:table-cell table:style-name="Table1.B5" office:value-type="string">
            <text:p text:style-name="P7">F##</text:p>
          </table:table-cell>
          <table:table-cell table:style-name="Table1.B5" office:value-type="string">
            <text:p text:style-name="P7">--</text:p>
          </table:table-cell>
          <table:table-cell table:style-name="Table1.B5" office:value-type="string">
            <text:p text:style-name="P7">G</text:p>
          </table:table-cell>
          <table:table-cell table:style-name="Table1.B5" office:value-type="string">
            <text:p text:style-name="P7">G#</text:p>
          </table:table-cell>
          <table:table-cell table:style-name="Table1.B5" office:value-type="string">
            <text:p text:style-name="P7">G##</text:p>
          </table:table-cell>
          <table:table-cell table:style-name="Table1.B5" office:value-type="string">
            <text:p text:style-name="P7">--</text:p>
          </table:table-cell>
          <table:table-cell table:style-name="Table1.J2" office:value-type="string">
            <text:p text:style-name="P7">E</text:p>
          </table:table-cell>
          <table:table-cell table:style-name="Table1.J2" office:value-type="string">
            <text:p text:style-name="P7">E#</text:p>
          </table:table-cell>
          <table:table-cell table:style-name="Table1.L2" office:value-type="string">
            <text:p text:style-name="P7">E##</text:p>
          </table:table-cell>
        </table:table-row>
        <table:table-row>
          <table:table-cell table:style-name="Table1.A2" office:value-type="string">
            <text:p text:style-name="P6">A##</text:p>
          </table:table-cell>
          <table:table-cell table:style-name="Table1.B6" office:value-type="string">
            <text:p text:style-name="P7">B</text:p>
          </table:table-cell>
          <table:table-cell table:style-name="Table1.B6" office:value-type="string">
            <text:p text:style-name="P7">B#</text:p>
          </table:table-cell>
          <table:table-cell table:style-name="Table1.B6" office:value-type="string">
            <text:p text:style-name="P7">B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G#</text:p>
          </table:table-cell>
          <table:table-cell table:style-name="Table1.B6" office:value-type="string">
            <text:p text:style-name="P7">G##</text:p>
          </table:table-cell>
          <table:table-cell table:style-name="Table1.B6" office:value-type="string">
            <text:p text:style-name="P7">--</text:p>
          </table:table-cell>
          <table:table-cell table:style-name="Table1.B6" office:value-type="string">
            <text:p text:style-name="P7">--</text:p>
          </table:table-cell>
          <table:table-cell table:style-name="Table1.J2" office:value-type="string">
            <text:p text:style-name="P7">E#</text:p>
          </table:table-cell>
          <table:table-cell table:style-name="Table1.J2" office:value-type="string">
            <text:p text:style-name="P7">E##</text:p>
          </table:table-cell>
          <table:table-cell table:style-name="Table1.L2" office:value-type="string">
            <text:p text:style-name="P7">--</text:p>
          </table:table-cell>
        </table:table-row>
        <table:table-row>
          <table:table-cell table:style-name="Table1.A2" office:value-type="string">
            <text:p text:style-name="P6">BBB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CBB</text:p>
          </table:table-cell>
          <table:table-cell table:style-name="Table1.B12" office:value-type="string">
            <text:p text:style-name="P7">CB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DBB</text:p>
          </table:table-cell>
          <table:table-cell table:style-name="Table1.B12" office:value-type="string">
            <text:p text:style-name="P7">DB</text:p>
          </table:table-cell>
          <table:table-cell table:style-name="Table1.B12" office:value-type="string">
            <text:p text:style-name="P7">D</text:p>
          </table:table-cell>
          <table:table-cell table:style-name="Table1.J32" office:value-type="string">
            <text:p text:style-name="P7">FBB</text:p>
          </table:table-cell>
          <table:table-cell table:style-name="Table1.J32" office:value-type="string">
            <text:p text:style-name="P7">FB</text:p>
          </table:table-cell>
          <table:table-cell table:style-name="Table1.L3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P6">BB</text:p>
          </table:table-cell>
          <table:table-cell table:style-name="Table1.B12" office:value-type="string">
            <text:p text:style-name="P7">CBB</text:p>
          </table:table-cell>
          <table:table-cell table:style-name="Table1.B12" office:value-type="string">
            <text:p text:style-name="P7">CB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DBB</text:p>
          </table:table-cell>
          <table:table-cell table:style-name="Table1.B12" office:value-type="string">
            <text:p text:style-name="P7">DB</text:p>
          </table:table-cell>
          <table:table-cell table:style-name="Table1.B12" office:value-type="string">
            <text:p text:style-name="P7">D</text:p>
          </table:table-cell>
          <table:table-cell table:style-name="Table1.B12" office:value-type="string">
            <text:p text:style-name="P7">D#</text:p>
          </table:table-cell>
          <table:table-cell table:style-name="Table1.J32" office:value-type="string">
            <text:p text:style-name="P7">FB</text:p>
          </table:table-cell>
          <table:table-cell table:style-name="Table1.J32" office:value-type="string">
            <text:p text:style-name="P7">F</text:p>
          </table:table-cell>
          <table:table-cell table:style-name="Table1.L32" office:value-type="string">
            <text:p text:style-name="P7">F#</text:p>
          </table:table-cell>
        </table:table-row>
        <table:table-row>
          <table:table-cell table:style-name="Table1.A2" office:value-type="string">
            <text:p text:style-name="P6">B</text:p>
          </table:table-cell>
          <table:table-cell table:style-name="Table1.B12" office:value-type="string">
            <text:p text:style-name="P7">CB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C##</text:p>
          </table:table-cell>
          <table:table-cell table:style-name="Table1.B12" office:value-type="string">
            <text:p text:style-name="P7">DB</text:p>
          </table:table-cell>
          <table:table-cell table:style-name="Table1.B12" office:value-type="string">
            <text:p text:style-name="P7">D</text:p>
          </table:table-cell>
          <table:table-cell table:style-name="Table1.B12" office:value-type="string">
            <text:p text:style-name="P7">D#</text:p>
          </table:table-cell>
          <table:table-cell table:style-name="Table1.B12" office:value-type="string">
            <text:p text:style-name="P7">D##</text:p>
          </table:table-cell>
          <table:table-cell table:style-name="Table1.J32" office:value-type="string">
            <text:p text:style-name="P7">F</text:p>
          </table:table-cell>
          <table:table-cell table:style-name="Table1.J32" office:value-type="string">
            <text:p text:style-name="P7">F#</text:p>
          </table:table-cell>
          <table:table-cell table:style-name="Table1.L32" office:value-type="string">
            <text:p text:style-name="P7">F##</text:p>
          </table:table-cell>
        </table:table-row>
        <table:table-row>
          <table:table-cell table:style-name="Table1.A2" office:value-type="string">
            <text:p text:style-name="P6">B#</text:p>
          </table:table-cell>
          <table:table-cell table:style-name="Table1.B12" office:value-type="string">
            <text:p text:style-name="P7">C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C##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D</text:p>
          </table:table-cell>
          <table:table-cell table:style-name="Table1.B12" office:value-type="string">
            <text:p text:style-name="P7">D#</text:p>
          </table:table-cell>
          <table:table-cell table:style-name="Table1.B12" office:value-type="string">
            <text:p text:style-name="P7">D##</text:p>
          </table:table-cell>
          <table:table-cell table:style-name="Table1.B12" office:value-type="string">
            <text:p text:style-name="P7">--</text:p>
          </table:table-cell>
          <table:table-cell table:style-name="Table1.J32" office:value-type="string">
            <text:p text:style-name="P7">F#</text:p>
          </table:table-cell>
          <table:table-cell table:style-name="Table1.J32" office:value-type="string">
            <text:p text:style-name="P7">F##</text:p>
          </table:table-cell>
          <table:table-cell table:style-name="Table1.L32" office:value-type="string">
            <text:p text:style-name="P7">--</text:p>
          </table:table-cell>
        </table:table-row>
        <table:table-row>
          <table:table-cell table:style-name="Table1.A2" office:value-type="string">
            <text:p text:style-name="P6">B##</text:p>
          </table:table-cell>
          <table:table-cell table:style-name="Table1.B12" office:value-type="string">
            <text:p text:style-name="P7">C#</text:p>
          </table:table-cell>
          <table:table-cell table:style-name="Table1.B12" office:value-type="string">
            <text:p text:style-name="P7">C##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D#</text:p>
          </table:table-cell>
          <table:table-cell table:style-name="Table1.B12" office:value-type="string">
            <text:p text:style-name="P7">D##</text:p>
          </table:table-cell>
          <table:table-cell table:style-name="Table1.B12" office:value-type="string">
            <text:p text:style-name="P7">--</text:p>
          </table:table-cell>
          <table:table-cell table:style-name="Table1.B12" office:value-type="string">
            <text:p text:style-name="P7">--</text:p>
          </table:table-cell>
          <table:table-cell table:style-name="Table1.J32" office:value-type="string">
            <text:p text:style-name="P7">F##</text:p>
          </table:table-cell>
          <table:table-cell table:style-name="Table1.J32" office:value-type="string">
            <text:p text:style-name="P7">--</text:p>
          </table:table-cell>
          <table:table-cell table:style-name="Table1.L32" office:value-type="string">
            <text:p text:style-name="P7">--</text:p>
          </table:table-cell>
        </table:table-row>
      </table:table>
      <text:p text:style-name="P10"><text:soft-page-break/>Non-Existent Intervals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">CBB</text:p>
          </table:table-cell>
          <table:table-cell table:style-name="Table7.A1" office:value-type="string">
            <text:p text:style-name="P10">d2,m2,d3,m3,d4,d5,d6,m6,d7,m7</text:p>
          </table:table-cell>
          <table:table-cell table:style-name="Table7.A1" office:value-type="string">
            <text:p text:style-name="P10">C##</text:p>
          </table:table-cell>
          <table:table-cell table:style-name="Table7.D1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CB</text:p>
          </table:table-cell>
          <table:table-cell table:style-name="Table7.A2" office:value-type="string">
            <text:p text:style-name="P11">d2,d3,d6,d7</text:p>
          </table:table-cell>
          <table:table-cell table:style-name="Table7.A2" office:value-type="string">
            <text:p text:style-name="P10">D#</text:p>
          </table:table-cell>
          <table:table-cell table:style-name="Table7.D2" office:value-type="string">
            <text:p text:style-name="P11">A3,A7</text:p>
          </table:table-cell>
        </table:table-row>
        <table:table-row>
          <table:table-cell table:style-name="Table7.A2" office:value-type="string">
            <text:p text:style-name="P10">DBB</text:p>
          </table:table-cell>
          <table:table-cell table:style-name="Table7.A2" office:value-type="string">
            <text:p text:style-name="P10">d2,m2,d3,d4,d5,d6,m6,d7</text:p>
          </table:table-cell>
          <table:table-cell table:style-name="Table7.A2" office:value-type="string">
            <text:p text:style-name="P10">D##</text:p>
          </table:table-cell>
          <table:table-cell table:style-name="Table7.D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DB</text:p>
          </table:table-cell>
          <table:table-cell table:style-name="Table7.A2" office:value-type="string">
            <text:p text:style-name="P11">d2,d6</text:p>
          </table:table-cell>
          <table:table-cell table:style-name="Table7.A2" office:value-type="string">
            <text:p text:style-name="P10">E#</text:p>
          </table:table-cell>
          <table:table-cell table:style-name="Table7.D2" office:value-type="string">
            <text:p text:style-name="P11">A2,A3,A6,A7</text:p>
          </table:table-cell>
        </table:table-row>
        <table:table-row>
          <table:table-cell table:style-name="Table7.A2" office:value-type="string">
            <text:p text:style-name="P10">EBB</text:p>
          </table:table-cell>
          <table:table-cell table:style-name="Table7.A2" office:value-type="string">
            <text:p text:style-name="P10">d2,d3,d4,d5,d6,d7</text:p>
          </table:table-cell>
          <table:table-cell table:style-name="Table7.A2" office:value-type="string">
            <text:p text:style-name="P10">E##</text:p>
          </table:table-cell>
          <table:table-cell table:style-name="Table7.D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FBB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>F##</text:p>
          </table:table-cell>
          <table:table-cell table:style-name="Table7.D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FB</text:p>
          </table:table-cell>
          <table:table-cell table:style-name="Table7.A2" office:value-type="string">
            <text:p text:style-name="P11">d2,d3,d4,d6,d7</text:p>
          </table:table-cell>
          <table:table-cell table:style-name="Table7.A2" office:value-type="string">
            <text:p text:style-name="P12">G#</text:p>
          </table:table-cell>
          <table:table-cell table:style-name="Table7.D2" office:value-type="string">
            <text:p text:style-name="P11">A7</text:p>
          </table:table-cell>
        </table:table-row>
        <table:table-row>
          <table:table-cell table:style-name="Table7.A2" office:value-type="string">
            <text:p text:style-name="P10">GBB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>A#</text:p>
          </table:table-cell>
          <table:table-cell table:style-name="Table7.D8" office:value-type="string">
            <text:p text:style-name="P10">A3,A6,A7</text:p>
          </table:table-cell>
        </table:table-row>
        <table:table-row>
          <table:table-cell table:style-name="Table7.A2" office:value-type="string">
            <text:p text:style-name="P10">GB</text:p>
          </table:table-cell>
          <table:table-cell table:style-name="Table7.A2" office:value-type="string">
            <text:p text:style-name="P11">d2,d3,d6,d7</text:p>
          </table:table-cell>
          <table:table-cell table:style-name="Table7.A2" office:value-type="string">
            <text:p text:style-name="P10">A##</text:p>
          </table:table-cell>
          <table:table-cell table:style-name="Table7.D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ABB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>B#</text:p>
          </table:table-cell>
          <table:table-cell table:style-name="Table7.D2" office:value-type="string">
            <text:p text:style-name="P11">A2,A3,A6,A7</text:p>
          </table:table-cell>
        </table:table-row>
        <table:table-row>
          <table:table-cell table:style-name="Table7.A2" office:value-type="string">
            <text:p text:style-name="P10">AB</text:p>
          </table:table-cell>
          <table:table-cell table:style-name="Table7.A2" office:value-type="string">
            <text:p text:style-name="P11">d2,d3,d6,d7</text:p>
          </table:table-cell>
          <table:table-cell table:style-name="Table7.A2" office:value-type="string">
            <text:p text:style-name="P10">B##</text:p>
          </table:table-cell>
          <table:table-cell table:style-name="Table7.D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BBB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D2" office:value-type="string">
            <text:p text:style-name="Standard"/>
          </table:table-cell>
        </table:table-row>
      </table:table>
      <text:p text:style-name="P3"/>
      <text:p text:style-name="P10"/>
      <text:p text:style-name="Standard"/>
      <text:p text:style-name="Standard"/>
      <text:p text:style-name="Standard"/>
      <text:p text:style-name="Standard">Patterns for Dim, Min, Maj, Aug </text:p>
      <text:p text:style-name="Standard"/>
      <text:p text:style-name="P1">M2, M3, M6, M7</text:p>
      <text:p text:style-name="Standard"/>
      <text:p text:style-name="Standard">if base note = E, B</text:p>
      <text:p text:style-name="Standard"/>
      <text:p text:style-name="P2">BB <text:tab/>==&gt; none, BB, B, null</text:p>
      <text:p text:style-name="P2">B <text:s text:c="2"/><text:tab/>==&gt; BB, B, null, #</text:p>
      <text:p text:style-name="P2">null <text:tab/>==&gt; B, null, #, ##</text:p>
      <text:p text:style-name="P2">#<text:tab/>==&gt; null, #, ##, none</text:p>
      <text:p text:style-name="P2">##<text:tab/>==&gt; #, ##, none, none</text:p>
      <text:p text:style-name="Standard"/>
      <text:p text:style-name="Standard">else</text:p>
      <text:p text:style-name="Standard"/>
      <text:p text:style-name="P2">BB <text:tab/>==&gt; none, none, BB, B</text:p>
      <text:p text:style-name="P2">B <text:s text:c="2"/><text:tab/>==&gt; none, BB, B, null</text:p>
      <text:p text:style-name="P2">null <text:tab/>==&gt; BB, B, null, #</text:p>
      <text:p text:style-name="P2">#<text:tab/>==&gt; B, null, #, ##</text:p>
      <text:p text:style-name="P2">##<text:tab/>==&gt; <text:s/>null, #, ##, none</text:p>
      <text:p text:style-name="Standard"/>
      <text:p text:style-name="Standard"/>
      <text:p text:style-name="P1">P4</text:p>
      <text:p text:style-name="Standard"/>
      <text:p text:style-name="Standard">if base note = F</text:p>
      <text:p text:style-name="Standard"/>
      <text:p text:style-name="P2"><text:soft-page-break/>BB <text:tab/>==&gt; none, none, BB</text:p>
      <text:p text:style-name="P2">B <text:s text:c="2"/><text:tab/>==&gt; none, BB, B</text:p>
      <text:p text:style-name="P2">null <text:tab/>==&gt; BB, B, null</text:p>
      <text:p text:style-name="P2">#<text:tab/>==&gt; B, null, #</text:p>
      <text:p text:style-name="P2">##<text:tab/>==&gt; null, #, ##</text:p>
      <text:p text:style-name="Standard"/>
      <text:p text:style-name="Standard">else</text:p>
      <text:p text:style-name="Standard"/>
      <text:p text:style-name="Standard"><text:tab/>BB <text:tab/>==&gt; none, BB, B</text:p>
      <text:p text:style-name="P2">B <text:s text:c="2"/><text:tab/>==&gt; BB, B, null</text:p>
      <text:p text:style-name="P2">null <text:tab/>==&gt; B, null, #</text:p>
      <text:p text:style-name="P2">#<text:tab/>==&gt; null, #, ##</text:p>
      <text:p text:style-name="P2">##<text:tab/>==&gt; #, ##, none</text:p>
      <text:p text:style-name="Standard"/>
      <text:p text:style-name="P1">P5</text:p>
      <text:p text:style-name="Standard"/>
      <text:p text:style-name="Standard">if base note = B</text:p>
      <text:p text:style-name="Standard"/>
      <text:p text:style-name="P2">BB <text:tab/>==&gt; BB, B, null</text:p>
      <text:p text:style-name="P2">B <text:s text:c="2"/><text:tab/>==&gt; B, null, #</text:p>
      <text:p text:style-name="P2">null <text:tab/>==&gt; null, #, ##</text:p>
      <text:p text:style-name="P2">#<text:tab/>==&gt; #, ##, none</text:p>
      <text:p text:style-name="P2">##<text:tab/>==&gt; <text:s/>##, none, none</text:p>
      <text:p text:style-name="Standard"/>
      <text:p text:style-name="Standard">else</text:p>
      <text:p text:style-name="Standard"/>
      <text:p text:style-name="Standard"><text:tab/>BB <text:tab/>==&gt; none, BB, B</text:p>
      <text:p text:style-name="P2">B <text:s text:c="2"/><text:tab/>==&gt; BB, B, null</text:p>
      <text:p text:style-name="P2">null <text:tab/>==&gt; B, null, #</text:p>
      <text:p text:style-name="P2">#<text:tab/>==&gt; null, #, ##</text:p>
      <text:p text:style-name="P2">##<text:tab/>==&gt; #, ##, none</text:p>
      <text:p text:style-name="Standard"/>
      <text:p text:style-name="Standard">MMTA Level/Interval Specs</text:p>
      <text:p text:style-name="Standard"/>
      <table:table table:name="Levels" table:style-name="Levels">
        <table:table-column table:style-name="Levels.A"/>
        <table:table-column table:style-name="Levels.B" table:number-columns-repeated="10"/>
        <table:table-column table:style-name="Levels.L"/>
        <table:table-row>
          <table:table-cell table:style-name="Levels.A1" office:value-type="string">
            <text:p text:style-name="Table_20_Contents">Level</text:p>
          </table:table-cell>
          <table:table-cell table:style-name="Levels.A1" office:value-type="string">
            <text:p text:style-name="P5">d2</text:p>
          </table:table-cell>
          <table:table-cell table:style-name="Levels.A1" office:value-type="string">
            <text:p text:style-name="P5">m2</text:p>
          </table:table-cell>
          <table:table-cell table:style-name="Levels.A1" office:value-type="string">
            <text:p text:style-name="P5">M2</text:p>
          </table:table-cell>
          <table:table-cell table:style-name="Levels.A1" office:value-type="string">
            <text:p text:style-name="P5">A2</text:p>
          </table:table-cell>
          <table:table-cell table:style-name="Levels.A1" office:value-type="string">
            <text:p text:style-name="P5">d3</text:p>
          </table:table-cell>
          <table:table-cell table:style-name="Levels.A1" office:value-type="string">
            <text:p text:style-name="P5">m3</text:p>
          </table:table-cell>
          <table:table-cell table:style-name="Levels.A1" office:value-type="string">
            <text:p text:style-name="P5">M3</text:p>
          </table:table-cell>
          <table:table-cell table:style-name="Levels.A1" office:value-type="string">
            <text:p text:style-name="P5">A3</text:p>
          </table:table-cell>
          <table:table-cell table:style-name="Levels.A1" office:value-type="string">
            <text:p text:style-name="P5">d4</text:p>
          </table:table-cell>
          <table:table-cell table:style-name="Levels.A1" office:value-type="string">
            <text:p text:style-name="P5">P4</text:p>
          </table:table-cell>
          <table:table-cell table:style-name="Levels.L1" office:value-type="string">
            <text:p text:style-name="P5">A4</text:p>
          </table:table-cell>
        </table:table-row>
        <table:table-row>
          <table:table-cell table:style-name="Levels.A2" office:value-type="string">
            <text:p text:style-name="P5">1A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2" office:value-type="string">
            <text:p text:style-name="P5">1B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2" office:value-type="string">
            <text:p text:style-name="P5">2A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2" office:value-type="string">
            <text:p text:style-name="P5">2B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6" office:value-type="float" office:value="3">
            <text:p text:style-name="P5">3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6" office:value-type="float" office:value="4">
            <text:p text:style-name="P5">4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6" office:value-type="float" office:value="5">
            <text:p text:style-name="P5">5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6" office:value-type="float" office:value="6">
            <text:p text:style-name="P5">6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6" office:value-type="float" office:value="7">
            <text:p text:style-name="P5">7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/>
          </table:table-cell>
        </table:table-row>
        <text:soft-page-break/>
        <table:table-row>
          <table:table-cell table:style-name="Levels.A6" office:value-type="float" office:value="8">
            <text:p text:style-name="P5">8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A2" office:value-type="string">
            <text:p text:style-name="P5">X</text:p>
          </table:table-cell>
          <table:table-cell table:style-name="Levels.L2" office:value-type="string">
            <text:p text:style-name="P5">X</text:p>
          </table:table-cell>
        </table:table-row>
        <table:table-row>
          <table:table-cell table:style-name="Levels.A6" office:value-type="float" office:value="9">
            <text:p text:style-name="P5">9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L2" office:value-type="string">
            <text:p text:style-name="P5"/>
          </table:table-cell>
        </table:table-row>
        <table:table-row>
          <table:table-cell table:style-name="Levels.A6" office:value-type="float" office:value="10">
            <text:p text:style-name="P5">10</text:p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A2" office:value-type="string">
            <text:p text:style-name="P5"/>
          </table:table-cell>
          <table:table-cell table:style-name="Levels.L2" office:value-type="string">
            <text:p text:style-name="P5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row>
          <table:table-cell table:style-name="Table2.A1" office:value-type="string">
            <text:p text:style-name="Table_20_Contents">Level</text:p>
          </table:table-cell>
          <table:table-cell table:style-name="Table2.A1" office:value-type="string">
            <text:p text:style-name="P5">d6</text:p>
          </table:table-cell>
          <table:table-cell table:style-name="Table2.A1" office:value-type="string">
            <text:p text:style-name="P5">m6</text:p>
          </table:table-cell>
          <table:table-cell table:style-name="Table2.A1" office:value-type="string">
            <text:p text:style-name="P5">M6</text:p>
          </table:table-cell>
          <table:table-cell table:style-name="Table2.A1" office:value-type="string">
            <text:p text:style-name="P5">A6</text:p>
          </table:table-cell>
          <table:table-cell table:style-name="Table2.A1" office:value-type="string">
            <text:p text:style-name="P5">d7</text:p>
          </table:table-cell>
          <table:table-cell table:style-name="Table2.A1" office:value-type="string">
            <text:p text:style-name="P5">m7</text:p>
          </table:table-cell>
          <table:table-cell table:style-name="Table2.A1" office:value-type="string">
            <text:p text:style-name="P5">M7</text:p>
          </table:table-cell>
          <table:table-cell table:style-name="Table2.A1" office:value-type="string">
            <text:p text:style-name="P5">A7</text:p>
          </table:table-cell>
          <table:table-cell table:style-name="Table2.A1" office:value-type="string">
            <text:p text:style-name="P5">d5</text:p>
          </table:table-cell>
          <table:table-cell table:style-name="Table2.A1" office:value-type="string">
            <text:p text:style-name="P5">P5</text:p>
          </table:table-cell>
          <table:table-cell table:style-name="Table2.A1" office:value-type="string">
            <text:p text:style-name="P5">A5</text:p>
          </table:table-cell>
          <table:table-cell table:style-name="Table2.M1" office:value-type="string">
            <text:p text:style-name="P5">P8</text:p>
          </table:table-cell>
        </table:table-row>
        <table:table-row>
          <table:table-cell table:style-name="Table2.A2" office:value-type="string">
            <text:p text:style-name="P5">1A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1B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2A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2B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/>
          </table:table-cell>
        </table:table-row>
        <table:table-row>
          <table:table-cell table:style-name="Table2.A6" office:value-type="float" office:value="3">
            <text:p text:style-name="P5">3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/>
          </table:table-cell>
        </table:table-row>
        <table:table-row>
          <table:table-cell table:style-name="Table2.A6" office:value-type="float" office:value="4">
            <text:p text:style-name="P5">4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>X</text:p>
          </table:table-cell>
        </table:table-row>
        <table:table-row>
          <table:table-cell table:style-name="Table2.A6" office:value-type="float" office:value="5">
            <text:p text:style-name="P5">5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>X</text:p>
          </table:table-cell>
        </table:table-row>
        <table:table-row>
          <table:table-cell table:style-name="Table2.A6" office:value-type="float" office:value="6">
            <text:p text:style-name="P5">6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>X</text:p>
          </table:table-cell>
        </table:table-row>
        <table:table-row>
          <table:table-cell table:style-name="Table2.A6" office:value-type="float" office:value="7">
            <text:p text:style-name="P5">7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>X</text:p>
          </table:table-cell>
        </table:table-row>
        <table:table-row>
          <table:table-cell table:style-name="Table2.A6" office:value-type="float" office:value="8">
            <text:p text:style-name="P5">8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A2" office:value-type="string">
            <text:p text:style-name="P5">X</text:p>
          </table:table-cell>
          <table:table-cell table:style-name="Table2.M2" office:value-type="string">
            <text:p text:style-name="P5">X</text:p>
          </table:table-cell>
        </table:table-row>
        <table:table-row>
          <table:table-cell table:style-name="Table2.A6" office:value-type="float" office:value="9">
            <text:p text:style-name="P5">9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/>
          </table:table-cell>
        </table:table-row>
        <table:table-row>
          <table:table-cell table:style-name="Table2.A6" office:value-type="float" office:value="10">
            <text:p text:style-name="P5">10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M2" office:value-type="string">
            <text:p text:style-name="P5"/>
          </table:table-cell>
        </table:table-row>
      </table:table>
      <text:p text:style-name="Standard">MMTA Base Notes by level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Level</text:p>
          </table:table-cell>
          <table:table-cell table:style-name="Table3.A1" office:value-type="string">
            <text:p text:style-name="P8">Base Note</text:p>
          </table:table-cell>
          <table:table-cell table:style-name="Table3.C1" office:value-type="string">
            <text:p text:style-name="P5">Index Boundary</text:p>
          </table:table-cell>
        </table:table-row>
        <table:table-row>
          <table:table-cell table:style-name="Table3.A2" office:value-type="string">
            <text:p text:style-name="P5">1A</text:p>
          </table:table-cell>
          <table:table-cell table:style-name="Table3.A2" office:value-type="string">
            <text:p text:style-name="P5">C, F, G, D, E, A, B</text:p>
          </table:table-cell>
          <table:table-cell table:style-name="Table3.C2" office:value-type="float" office:value="6">
            <text:p text:style-name="P5">6</text:p>
          </table:table-cell>
        </table:table-row>
        <table:table-row>
          <table:table-cell table:style-name="Table3.A2" office:value-type="string">
            <text:p text:style-name="P5">1B</text:p>
          </table:table-cell>
          <table:table-cell table:style-name="Table3.A2" office:value-type="string">
            <text:p text:style-name="P5">C, F, G</text:p>
          </table:table-cell>
          <table:table-cell table:style-name="Table3.C2" office:value-type="float" office:value="2">
            <text:p text:style-name="P5">2</text:p>
          </table:table-cell>
        </table:table-row>
        <table:table-row>
          <table:table-cell table:style-name="Table3.A2" office:value-type="string">
            <text:p text:style-name="P5">2A</text:p>
          </table:table-cell>
          <table:table-cell table:style-name="Table3.A2" office:value-type="string">
            <text:p text:style-name="P5">C, F, G</text:p>
          </table:table-cell>
          <table:table-cell table:style-name="Table3.C2" office:value-type="float" office:value="2">
            <text:p text:style-name="P5">2</text:p>
          </table:table-cell>
        </table:table-row>
        <table:table-row>
          <table:table-cell table:style-name="Table3.A2" office:value-type="string">
            <text:p text:style-name="P5">2B</text:p>
          </table:table-cell>
          <table:table-cell table:style-name="Table3.A2" office:value-type="string">
            <text:p text:style-name="P5">C, F, G, D, E, A, B</text:p>
          </table:table-cell>
          <table:table-cell table:style-name="Table3.C2" office:value-type="float" office:value="6">
            <text:p text:style-name="P5">6</text:p>
          </table:table-cell>
        </table:table-row>
        <table:table-row>
          <table:table-cell table:style-name="Table3.A6" office:value-type="float" office:value="3">
            <text:p text:style-name="P5">3</text:p>
          </table:table-cell>
          <table:table-cell table:style-name="Table3.A2" office:value-type="string">
            <text:p text:style-name="P5">C, F, G, D, E, A, B</text:p>
          </table:table-cell>
          <table:table-cell table:style-name="Table3.C2" office:value-type="float" office:value="6">
            <text:p text:style-name="P5">6</text:p>
          </table:table-cell>
        </table:table-row>
        <table:table-row>
          <table:table-cell table:style-name="Table3.A6" office:value-type="float" office:value="4">
            <text:p text:style-name="P5">4</text:p>
          </table:table-cell>
          <table:table-cell table:style-name="Table3.A2" office:value-type="string">
            <text:p text:style-name="P5">C, F, G, D, E, A, B, C#, CB, DB, EB, F#, GB, AB, BB</text:p>
          </table:table-cell>
          <table:table-cell table:style-name="Table3.C2" office:value-type="float" office:value="14">
            <text:p text:style-name="P5">14</text:p>
          </table:table-cell>
        </table:table-row>
        <table:table-row>
          <table:table-cell table:style-name="Table3.A6" office:value-type="float" office:value="5">
            <text:p text:style-name="P5">5</text:p>
          </table:table-cell>
          <table:table-cell table:style-name="Table3.A2" office:value-type="string">
            <text:p text:style-name="P5">C, F, G, D, E, A, B, C#, CB, DB, EB, F#, GB, AB, BB</text:p>
          </table:table-cell>
          <table:table-cell table:style-name="Table3.C2" office:value-type="float" office:value="14">
            <text:p text:style-name="P5">14</text:p>
          </table:table-cell>
        </table:table-row>
        <table:table-row>
          <table:table-cell table:style-name="Table3.A6" office:value-type="float" office:value="6">
            <text:p text:style-name="P5">6</text:p>
          </table:table-cell>
          <table:table-cell table:style-name="Table3.A2" office:value-type="string">
            <text:p text:style-name="P5">C, F, G, D, E, A, B, C#, CB, DB, EB, F#, GB, AB, BB</text:p>
          </table:table-cell>
          <table:table-cell table:style-name="Table3.C2" office:value-type="float" office:value="14">
            <text:p text:style-name="P5">14</text:p>
          </table:table-cell>
        </table:table-row>
        <table:table-row>
          <table:table-cell table:style-name="Table3.A6" office:value-type="float" office:value="7">
            <text:p text:style-name="P5">7</text:p>
          </table:table-cell>
          <table:table-cell table:style-name="Table3.A2" office:value-type="string">
            <text:p text:style-name="P5">C, F, G, D, E, A, B, C#, CB, DB, EB, F#, GB, AB, BB</text:p>
          </table:table-cell>
          <table:table-cell table:style-name="Table3.C2" office:value-type="float" office:value="14">
            <text:p text:style-name="P5">14</text:p>
          </table:table-cell>
        </table:table-row>
        <table:table-row>
          <table:table-cell table:style-name="Table3.A6" office:value-type="float" office:value="8">
            <text:p text:style-name="P5">8</text:p>
          </table:table-cell>
          <table:table-cell table:style-name="Table3.A2" office:value-type="string">
            <text:p text:style-name="P5">C, F, G, D, E, A, B, C#, CB, DB, EB, F#, GB, AB, BB</text:p>
          </table:table-cell>
          <table:table-cell table:style-name="Table3.C2" office:value-type="float" office:value="14">
            <text:p text:style-name="P5">14</text:p>
          </table:table-cell>
        </table:table-row>
        <table:table-row>
          <table:table-cell table:style-name="Table3.A6" office:value-type="float" office:value="9">
            <text:p text:style-name="P5">9</text:p>
          </table:table-cell>
          <table:table-cell table:style-name="Table3.A2" office:value-type="string">
            <text:p text:style-name="P5"/>
          </table:table-cell>
          <table:table-cell table:style-name="Table3.C12" office:value-type="string">
            <text:p text:style-name="P5"/>
          </table:table-cell>
        </table:table-row>
        <table:table-row>
          <table:table-cell table:style-name="Table3.A6" office:value-type="float" office:value="10">
            <text:p text:style-name="P5">10</text:p>
          </table:table-cell>
          <table:table-cell table:style-name="Table3.A2" office:value-type="string">
            <text:p text:style-name="P5"/>
          </table:table-cell>
          <table:table-cell table:style-name="Table3.C12" office:value-type="string">
            <text:p text:style-name="P5"/>
          </table:table-cell>
        </table:table-row>
      </table:table>
      <text:p text:style-name="Standard"/>
      <text:p text:style-name="Standard">MMTA <text:span text:style-name="T1">Intervals </text:span>by level</text:p>
      <text:p text:style-name="Standard"/>
      <text:p text:style-name="Standard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Level</text:p>
          </table:table-cell>
          <table:table-cell table:style-name="Table4.A1" office:value-type="string">
            <text:p text:style-name="P8">Intervals</text:p>
          </table:table-cell>
          <table:table-cell table:style-name="Table4.C1" office:value-type="string">
            <text:p text:style-name="P5">Index Boundary</text:p>
          </table:table-cell>
        </table:table-row>
        <table:table-row>
          <table:table-cell table:style-name="Table4.A2" office:value-type="string">
            <text:p text:style-name="P5">1A</text:p>
          </table:table-cell>
          <table:table-cell table:style-name="Table4.A2" office:value-type="string">
            <text:p text:style-name="P5">2, 5</text:p>
          </table:table-cell>
          <table:table-cell table:style-name="Table4.C2" office:value-type="float" office:value="1">
            <text:p text:style-name="P5">1</text:p>
          </table:table-cell>
        </table:table-row>
        <table:table-row table:style-name="Table4.3">
          <table:table-cell table:style-name="Table4.A2" office:value-type="string">
            <text:p text:style-name="P5">1B</text:p>
          </table:table-cell>
          <table:table-cell table:style-name="Table4.A2" office:value-type="string">
            <text:p text:style-name="P5">2, 3, 5</text:p>
          </table:table-cell>
          <table:table-cell table:style-name="Table4.C2" office:value-type="float" office:value="2">
            <text:p text:style-name="P5">2</text:p>
          </table:table-cell>
        </table:table-row>
        <table:table-row>
          <table:table-cell table:style-name="Table4.A2" office:value-type="string">
            <text:p text:style-name="P5">2A</text:p>
          </table:table-cell>
          <table:table-cell table:style-name="Table4.A2" office:value-type="string">
            <text:p text:style-name="P5">M2, M3, P4, P5</text:p>
          </table:table-cell>
          <table:table-cell table:style-name="Table4.C2" office:value-type="float" office:value="3">
            <text:p text:style-name="P5">3</text:p>
          </table:table-cell>
        </table:table-row>
        <table:table-row>
          <table:table-cell table:style-name="Table4.A2" office:value-type="string">
            <text:p text:style-name="P5">2B</text:p>
          </table:table-cell>
          <table:table-cell table:style-name="Table4.A2" office:value-type="string">
            <text:p text:style-name="P5">M2, M3, P4, P5</text:p>
          </table:table-cell>
          <table:table-cell table:style-name="Table4.C2" office:value-type="float" office:value="3">
            <text:p text:style-name="P5">3</text:p>
          </table:table-cell>
        </table:table-row>
        <table:table-row>
          <table:table-cell table:style-name="Table4.A6" office:value-type="float" office:value="3">
            <text:p text:style-name="P5">3</text:p>
          </table:table-cell>
          <table:table-cell table:style-name="Table4.A2" office:value-type="string">
            <text:p text:style-name="P5">M2, M3, m3, P4, P5</text:p>
          </table:table-cell>
          <table:table-cell table:style-name="Table4.C2" office:value-type="float" office:value="4">
            <text:p text:style-name="P5">4</text:p>
          </table:table-cell>
        </table:table-row>
        <table:table-row>
          <table:table-cell table:style-name="Table4.A6" office:value-type="float" office:value="4">
            <text:p text:style-name="P5">4</text:p>
          </table:table-cell>
          <table:table-cell table:style-name="Table4.A2" office:value-type="string">
            <text:p text:style-name="P5">M2, M3, m3, P4, P5, P8</text:p>
          </table:table-cell>
          <table:table-cell table:style-name="Table4.C2" office:value-type="float" office:value="5">
            <text:p text:style-name="P5">5</text:p>
          </table:table-cell>
        </table:table-row>
        <table:table-row>
          <table:table-cell table:style-name="Table4.A6" office:value-type="float" office:value="5">
            <text:p text:style-name="P5">5</text:p>
          </table:table-cell>
          <table:table-cell table:style-name="Table4.A2" office:value-type="string">
            <text:p text:style-name="P5">M2, M3, m3, P4, P5, M6, M7, P8</text:p>
          </table:table-cell>
          <table:table-cell table:style-name="Table4.C2" office:value-type="float" office:value="7">
            <text:p text:style-name="P5">7</text:p>
          </table:table-cell>
        </table:table-row>
        <table:table-row>
          <table:table-cell table:style-name="Table4.A6" office:value-type="float" office:value="6">
            <text:p text:style-name="P5">6</text:p>
          </table:table-cell>
          <table:table-cell table:style-name="Table4.A2" office:value-type="string">
            <text:p text:style-name="P5">M2, M3, m3, P4, P5, M6, m6, M7, m7, P8</text:p>
          </table:table-cell>
          <table:table-cell table:style-name="Table4.C2" office:value-type="float" office:value="9">
            <text:p text:style-name="P5">9</text:p>
          </table:table-cell>
        </table:table-row>
        <table:table-row>
          <table:table-cell table:style-name="Table4.A6" office:value-type="float" office:value="7">
            <text:p text:style-name="P5">7</text:p>
          </table:table-cell>
          <table:table-cell table:style-name="Table4.A2" office:value-type="string">
            <text:p text:style-name="P5">M2, m2, M3, m3, P4, P5, M6, m6, M7, m7, P8</text:p>
          </table:table-cell>
          <table:table-cell table:style-name="Table4.C2" office:value-type="float" office:value="10">
            <text:p text:style-name="P5">10</text:p>
          </table:table-cell>
        </table:table-row>
        <table:table-row>
          <table:table-cell table:style-name="Table4.A6" office:value-type="float" office:value="8">
            <text:p text:style-name="P5">8</text:p>
          </table:table-cell>
          <table:table-cell table:style-name="Table4.A2" office:value-type="string">
            <text:p text:style-name="P5">M2, m2, d2, A2, M3, m3, d3, A3, P4, d4, A4, P5, d5, A5, M6, m6, d6, A6, M7, m7, d7, A7, P8</text:p>
          </table:table-cell>
          <table:table-cell table:style-name="Table4.C2" office:value-type="float" office:value="22">
            <text:p text:style-name="P5">22</text:p>
          </table:table-cell>
        </table:table-row>
        <table:table-row>
          <table:table-cell table:style-name="Table4.A6" office:value-type="float" office:value="9">
            <text:p text:style-name="P5">9</text:p>
          </table:table-cell>
          <table:table-cell table:style-name="Table4.A2" office:value-type="string">
            <text:p text:style-name="P5">enharmonic</text:p>
          </table:table-cell>
          <table:table-cell table:style-name="Table4.C12" office:value-type="string">
            <text:p text:style-name="P5"/>
          </table:table-cell>
        </table:table-row>
        <table:table-row>
          <table:table-cell table:style-name="Table4.A6" office:value-type="float" office:value="10">
            <text:p text:style-name="P5">10</text:p>
          </table:table-cell>
          <table:table-cell table:style-name="Table4.A2" office:value-type="string">
            <text:p text:style-name="P5">enharmonic</text:p>
          </table:table-cell>
          <table:table-cell table:style-name="Table4.C1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Data Structures:</text:p>
      <text:p text:style-name="Standard"/>
      <text:p text:style-name="Standard">1. Order of accidentals: ["bb", "b", "n", "#", "##"]</text:p>
      <text:p text:style-name="Standard"/>
      <text:p text:style-name="P4">2. Intervals:</text:p>
      <text:p text:style-name="P4">{</text:p>
      <text:p text:style-name="P3">0: {size: 2, quality: "d", label: "d2"},</text:p>
      <text:p text:style-name="P3">1: {size: 2, quality: "m", label: "m2"},</text:p>
      <text:p text:style-name="P3">2: {size: 2, quality: "M", label: "M2"},</text:p>
      <text:p text:style-name="P3">3: {size: 2, quality: "A", label: "A2"},</text:p>
      <text:p text:style-name="P3">4: {size: 3, quality: "d", label: "d3"},</text:p>
      <text:p text:style-name="P3">5: {size: 3, quality: "m", label: "m3"},</text:p>
      <text:p text:style-name="P3">6: {size: 3, quality: "M", label: "M3"},</text:p>
      <text:p text:style-name="P3">7: {size: 3, quality: "A", label: "A3"},</text:p>
      <text:p text:style-name="P3">8: {size: 4, quality: "d", label: "d4"},</text:p>
      <text:p text:style-name="P3">9: {size: 4, quality: "p", label: "P4"},</text:p>
      <text:p text:style-name="P3">10: {size: 4, quality: "A", label: "A4"},</text:p>
      <text:p text:style-name="P3">11: {size: 5, quality: "d", label: "d5"},</text:p>
      <text:p text:style-name="P3">12: {size: 5, quality: "p", label: "P5"},</text:p>
      <text:p text:style-name="P3">13: {size: 5, quality: "A", label: "A5"},</text:p>
      <text:p text:style-name="P3">14: {size: 6, quality: "d", label: "d6"},</text:p>
      <text:p text:style-name="P3">15: {size: 6, quality: "m", label: "m6"},</text:p>
      <text:p text:style-name="P3">16: {size: 6, quality: "M", label: "M6"},</text:p>
      <text:p text:style-name="P3">17: {size: 6, quality: "A", label: "A6"},</text:p>
      <text:p text:style-name="P3"><text:soft-page-break/>18: {size: 7, quality: "d", label: "d7"},</text:p>
      <text:p text:style-name="P3">19: {size: 7, quality: "m", label: "m7"},</text:p>
      <text:p text:style-name="P3">20: {size: 7, quality: "M", label: "M7"},</text:p>
      <text:p text:style-name="P3">21: {size: 7, quality: "A", label: "A7"},</text:p>
      <text:p text:style-name="P3">22: {size: 8, quality: "p", label: "P8"}</text:p>
      <text:p text:style-name="P4">}</text:p>
      <text:p text:style-name="P4"/>
      <text:p text:style-name="P4">3. Interval Index Order (by level)</text:p>
      <text:p text:style-name="P4"/>
      <text:p text:style-name="P4">interval_order = [2, 12, 6, 9, 5, 22, 16, 20, 15, 19, 1, 0, 3, 4, 7, 8, 10, 11, 13, 14, 17, 18, 21]</text:p>
      <text:p text:style-name="P4"/>
      <text:p text:style-name="P4">3a. Interval index boundaries (by level) (see chart above)</text:p>
      <text:p text:style-name="P4"/>
      <text:p text:style-name="P4"><text:tab/>[1, 2, 3, 3, 4, 5, 7, 9, 10, 22]</text:p>
      <text:p text:style-name="P4"/>
      <text:p text:style-name="P4">4. Base Note Order (by level)</text:p>
      <text:p text:style-name="P4"/>
      <text:p text:style-name="P4">base_order = ["C", "F", "G", "D", "E", "A", "B", "C#", "CB", "DB", "EB", "F#", "GB", "AB", "BB"]</text:p>
      <text:p text:style-name="P4"/>
      <text:p text:style-name="P4">4a. Base Note index boundaries (by level)</text:p>
      <text:p text:style-name="P4"/>
      <text:p text:style-name="P2">[6, 2, 2, 6, 6, 14, 14, 14, 14, 14]</text:p>
      <text:p text:style-name="P4"/>
      <text:p text:style-name="P4"/>
      <text:p text:style-name="P4"/>
      <text:p text:style-name="P4"/>
      <text:p text:style-name="P4">Interval conversions</text:p>
      <text:p text:style-name="P4"/>
      <table:table table:name="Table5" table:style-name="Table5">
        <table:table-column table:style-name="Table5.A" table:number-columns-repeated="7"/>
        <table:table-column table:style-name="Table5.H"/>
        <table:table-row>
          <table:table-cell table:style-name="Table5.A1" office:value-type="string">
            <text:p text:style-name="P5">Base index</text:p>
          </table:table-cell>
          <table:table-cell table:style-name="Table5.A1" office:value-type="string">
            <text:p text:style-name="P5">Size</text:p>
          </table:table-cell>
          <table:table-cell table:style-name="Table5.A1" office:value-type="string">
            <text:p text:style-name="P5">9 - size</text:p>
          </table:table-cell>
          <table:table-cell table:style-name="Table5.A1" office:value-type="string">
            <text:p text:style-name="P5">baseindex +size-1</text:p>
          </table:table-cell>
          <table:table-cell table:style-name="Table5.A1" office:value-type="string">
            <text:p text:style-name="P5">(baseind+size-1)%7</text:p>
          </table:table-cell>
          <table:table-cell table:style-name="Table5.A1" office:value-type="string">
            <text:p text:style-name="P5">Norm</text:p>
          </table:table-cell>
          <table:table-cell table:style-name="Table5.A1" office:value-type="string">
            <text:p text:style-name="P5">Inv</text:p>
          </table:table-cell>
          <table:table-cell table:style-name="Table5.H1" office:value-type="string">
            <text:p text:style-name="P5">Intvl Oct </text:p>
          </table:table-cell>
        </table:table-row>
        <table:table-row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6">
            <text:p text:style-name="P5">6</text:p>
          </table:table-cell>
          <table:table-cell table:style-name="Table5.F2" office:value-type="string">
            <text:p text:style-name="P5">C B</text:p>
          </table:table-cell>
          <table:table-cell table:style-name="Table5.F2" office:value-type="string">
            <text:p text:style-name="P5">B C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5">
            <text:p text:style-name="P5">5</text:p>
          </table:table-cell>
          <table:table-cell table:style-name="Table5.F2" office:value-type="string">
            <text:p text:style-name="P5">C A</text:p>
          </table:table-cell>
          <table:table-cell table:style-name="Table5.F2" office:value-type="string">
            <text:p text:style-name="P5">A C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4">
            <text:p text:style-name="P5">4</text:p>
          </table:table-cell>
          <table:table-cell table:style-name="Table5.F2" office:value-type="string">
            <text:p text:style-name="P5">C G</text:p>
          </table:table-cell>
          <table:table-cell table:style-name="Table5.F2" office:value-type="string">
            <text:p text:style-name="P5">G C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3">
            <text:p text:style-name="P5">3</text:p>
          </table:table-cell>
          <table:table-cell table:style-name="Table5.F2" office:value-type="string">
            <text:p text:style-name="P5">C F</text:p>
          </table:table-cell>
          <table:table-cell table:style-name="Table5.F2" office:value-type="string">
            <text:p text:style-name="P5">F C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2">
            <text:p text:style-name="P5">2</text:p>
          </table:table-cell>
          <table:table-cell table:style-name="Table5.F2" office:value-type="string">
            <text:p text:style-name="P5">C E</text:p>
          </table:table-cell>
          <table:table-cell table:style-name="Table5.F2" office:value-type="string">
            <text:p text:style-name="P5">E C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1">
            <text:p text:style-name="P5">1</text:p>
          </table:table-cell>
          <table:table-cell table:style-name="Table5.F2" office:value-type="string">
            <text:p text:style-name="P5">C D</text:p>
          </table:table-cell>
          <table:table-cell table:style-name="Table5.F2" office:value-type="string">
            <text:p text:style-name="P5">D C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8">
            <text:p text:style-name="P5">8</text:p>
          </table:table-cell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0">
            <text:p text:style-name="P5">0</text:p>
          </table:table-cell>
          <table:table-cell table:style-name="Table5.A2" office:value-type="float" office:value="0">
            <text:p text:style-name="P5">0</text:p>
          </table:table-cell>
          <table:table-cell table:style-name="Table5.F2" office:value-type="string">
            <text:p text:style-name="P5">C C</text:p>
          </table:table-cell>
          <table:table-cell table:style-name="Table5.F2" office:value-type="string">
            <text:p text:style-name="P5">C C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0">
            <text:p text:style-name="P5">0</text:p>
          </table:table-cell>
          <table:table-cell table:style-name="Table5.F2" office:value-type="string">
            <text:p text:style-name="P5">D C</text:p>
          </table:table-cell>
          <table:table-cell table:style-name="Table5.F2" office:value-type="string">
            <text:p text:style-name="P5">C D</text:p>
          </table:table-cell>
          <table:table-cell table:style-name="Table5.H9" office:value-type="string">
            <text:p text:style-name="P5">equal</text:p>
          </table:table-cell>
        </table:table-row>
        <table:table-row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6">
            <text:p text:style-name="P5">6</text:p>
          </table:table-cell>
          <table:table-cell table:style-name="Table5.F2" office:value-type="string">
            <text:p text:style-name="P5">D B</text:p>
          </table:table-cell>
          <table:table-cell table:style-name="Table5.F2" office:value-type="string">
            <text:p text:style-name="P5">B D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5">
            <text:p text:style-name="P5">5</text:p>
          </table:table-cell>
          <table:table-cell table:style-name="Table5.F2" office:value-type="string">
            <text:p text:style-name="P5">D A</text:p>
          </table:table-cell>
          <table:table-cell table:style-name="Table5.F2" office:value-type="string">
            <text:p text:style-name="P5">A D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4">
            <text:p text:style-name="P5">4</text:p>
          </table:table-cell>
          <table:table-cell table:style-name="Table5.F2" office:value-type="string">
            <text:p text:style-name="P5">D G</text:p>
          </table:table-cell>
          <table:table-cell table:style-name="Table5.F2" office:value-type="string">
            <text:p text:style-name="P5">G D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3">
            <text:p text:style-name="P5">3</text:p>
          </table:table-cell>
          <table:table-cell table:style-name="Table5.F2" office:value-type="string">
            <text:p text:style-name="P5">D F</text:p>
          </table:table-cell>
          <table:table-cell table:style-name="Table5.F2" office:value-type="string">
            <text:p text:style-name="P5">F D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2">
            <text:p text:style-name="P5">2</text:p>
          </table:table-cell>
          <table:table-cell table:style-name="Table5.F2" office:value-type="string">
            <text:p text:style-name="P5">D E</text:p>
          </table:table-cell>
          <table:table-cell table:style-name="Table5.F2" office:value-type="string">
            <text:p text:style-name="P5">E D</text:p>
          </table:table-cell>
          <table:table-cell table:style-name="Table5.H2" office:value-type="float" office:value="-1">
            <text:p text:style-name="P5">-1</text:p>
          </table:table-cell>
        </table:table-row>
        <text:soft-page-break/>
        <table:table-row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8">
            <text:p text:style-name="P5">8</text:p>
          </table:table-cell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1">
            <text:p text:style-name="P5">1</text:p>
          </table:table-cell>
          <table:table-cell table:style-name="Table5.F2" office:value-type="string">
            <text:p text:style-name="P5">D D</text:p>
          </table:table-cell>
          <table:table-cell table:style-name="Table5.F2" office:value-type="string">
            <text:p text:style-name="P5">D D</text:p>
          </table:table-cell>
          <table:table-cell table:style-name="Table5.H2" office:value-type="float" office:value="-1">
            <text:p text:style-name="P5">-1</text:p>
          </table:table-cell>
        </table:table-row>
        <table:table-row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8">
            <text:p text:style-name="P5">8</text:p>
          </table:table-cell>
          <table:table-cell table:style-name="Table5.A2" office:value-type="float" office:value="1">
            <text:p text:style-name="P5">1</text:p>
          </table:table-cell>
          <table:table-cell table:style-name="Table5.F2" office:value-type="string">
            <text:p text:style-name="P5">E F</text:p>
          </table:table-cell>
          <table:table-cell table:style-name="Table5.F2" office:value-type="string">
            <text:p text:style-name="P5">F E</text:p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0">
            <text:p text:style-name="P5">0</text:p>
          </table:table-cell>
          <table:table-cell table:style-name="Table5.F2" office:value-type="string">
            <text:p text:style-name="P5">E G</text:p>
          </table:table-cell>
          <table:table-cell table:style-name="Table5.F2" office:value-type="string">
            <text:p text:style-name="P5">G E</text:p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6">
            <text:p text:style-name="P5">6</text:p>
          </table:table-cell>
          <table:table-cell table:style-name="Table5.F2" office:value-type="string">
            <text:p text:style-name="P5">E A</text:p>
          </table:table-cell>
          <table:table-cell table:style-name="Table5.F2" office:value-type="string">
            <text:p text:style-name="P5">A E</text:p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5">
            <text:p text:style-name="P5">5</text:p>
          </table:table-cell>
          <table:table-cell table:style-name="Table5.F2" office:value-type="string">
            <text:p text:style-name="P5">E B</text:p>
          </table:table-cell>
          <table:table-cell table:style-name="Table5.F2" office:value-type="string">
            <text:p text:style-name="P5">B E</text:p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4">
            <text:p text:style-name="P5">4</text:p>
          </table:table-cell>
          <table:table-cell table:style-name="Table5.F2" office:value-type="string">
            <text:p text:style-name="P5">E C</text:p>
          </table:table-cell>
          <table:table-cell table:style-name="Table5.F2" office:value-type="string">
            <text:p text:style-name="P5">C E</text:p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3">
            <text:p text:style-name="P5">3</text:p>
          </table:table-cell>
          <table:table-cell table:style-name="Table5.F2" office:value-type="string">
            <text:p text:style-name="P5">E D</text:p>
          </table:table-cell>
          <table:table-cell table:style-name="Table5.F2" office:value-type="string">
            <text:p text:style-name="P5">D E</text:p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8">
            <text:p text:style-name="P5">8</text:p>
          </table:table-cell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2">
            <text:p text:style-name="P5">2</text:p>
          </table:table-cell>
          <table:table-cell table:style-name="Table5.F2" office:value-type="string">
            <text:p text:style-name="P5">E E</text:p>
          </table:table-cell>
          <table:table-cell table:style-name="Table5.F2" office:value-type="string">
            <text:p text:style-name="P5">E E</text:p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9">
            <text:p text:style-name="P5">9</text:p>
          </table:table-cell>
          <table:table-cell table:style-name="Table5.A2" office:value-type="float" office:value="2">
            <text:p text:style-name="P5">2</text:p>
          </table:table-cell>
          <table:table-cell table:style-name="Table5.A2">
            <text:p text:style-name="P5"/>
          </table:table-cell>
          <table:table-cell table:style-name="Table5.A2">
            <text:p text:style-name="P5"/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8">
            <text:p text:style-name="P5">8</text:p>
          </table:table-cell>
          <table:table-cell table:style-name="Table5.A2" office:value-type="float" office:value="1">
            <text:p text:style-name="P5">1</text:p>
          </table:table-cell>
          <table:table-cell table:style-name="Table5.A2">
            <text:p text:style-name="P5"/>
          </table:table-cell>
          <table:table-cell table:style-name="Table5.A2">
            <text:p text:style-name="P5"/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0">
            <text:p text:style-name="P5">0</text:p>
          </table:table-cell>
          <table:table-cell table:style-name="Table5.A2">
            <text:p text:style-name="P5"/>
          </table:table-cell>
          <table:table-cell table:style-name="Table5.A2">
            <text:p text:style-name="P5"/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6">
            <text:p text:style-name="P5">6</text:p>
          </table:table-cell>
          <table:table-cell table:style-name="Table5.A2">
            <text:p text:style-name="P5"/>
          </table:table-cell>
          <table:table-cell table:style-name="Table5.A2">
            <text:p text:style-name="P5"/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6">
            <text:p text:style-name="P5">6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5">
            <text:p text:style-name="P5">5</text:p>
          </table:table-cell>
          <table:table-cell table:style-name="Table5.A2" office:value-type="float" office:value="5">
            <text:p text:style-name="P5">5</text:p>
          </table:table-cell>
          <table:table-cell table:style-name="Table5.A2">
            <text:p text:style-name="P5"/>
          </table:table-cell>
          <table:table-cell table:style-name="Table5.A2">
            <text:p text:style-name="P5"/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7">
            <text:p text:style-name="P5">7</text:p>
          </table:table-cell>
          <table:table-cell table:style-name="Table5.A2" office:value-type="float" office:value="2">
            <text:p text:style-name="P5">2</text:p>
          </table:table-cell>
          <table:table-cell table:style-name="Table5.A2" office:value-type="float" office:value="4">
            <text:p text:style-name="P5">4</text:p>
          </table:table-cell>
          <table:table-cell table:style-name="Table5.A2" office:value-type="float" office:value="4">
            <text:p text:style-name="P5">4</text:p>
          </table:table-cell>
          <table:table-cell table:style-name="Table5.A2">
            <text:p text:style-name="P5"/>
          </table:table-cell>
          <table:table-cell table:style-name="Table5.A2">
            <text:p text:style-name="P5"/>
          </table:table-cell>
          <table:table-cell table:style-name="Table5.H2">
            <text:p text:style-name="P5"/>
          </table:table-cell>
        </table:table-row>
        <table:table-row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8">
            <text:p text:style-name="P5">8</text:p>
          </table:table-cell>
          <table:table-cell table:style-name="Table5.A2" office:value-type="float" office:value="1">
            <text:p text:style-name="P5">1</text:p>
          </table:table-cell>
          <table:table-cell table:style-name="Table5.A2" office:value-type="float" office:value="3">
            <text:p text:style-name="P5">3</text:p>
          </table:table-cell>
          <table:table-cell table:style-name="Table5.A2" office:value-type="float" office:value="3">
            <text:p text:style-name="P5">3</text:p>
          </table:table-cell>
          <table:table-cell table:style-name="Table5.A2">
            <text:p text:style-name="P5"/>
          </table:table-cell>
          <table:table-cell table:style-name="Table5.A2">
            <text:p text:style-name="P5"/>
          </table:table-cell>
          <table:table-cell table:style-name="Table5.H2">
            <text:p text:style-name="P5"/>
          </table:table-cell>
        </table:table-row>
        <table:table-row>
          <table:table-cell table:style-name="Table5.A2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H9" office:value-type="string">
            <text:p text:style-name="P5"/>
          </table:table-cell>
        </table:table-row>
        <table:table-row>
          <table:table-cell table:style-name="Table5.A2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F2" office:value-type="string">
            <text:p text:style-name="P5"/>
          </table:table-cell>
          <table:table-cell table:style-name="Table5.H9" office:value-type="string">
            <text:p text:style-name="P5"/>
          </table:table-cell>
        </table:table-row>
      </table:table>
      <text:p text:style-name="P4"/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">Base index</text:p>
          </table:table-cell>
          <table:table-cell table:style-name="Table6.A1" office:value-type="string">
            <text:p text:style-name="P5">Size</text:p>
          </table:table-cell>
          <table:table-cell table:style-name="Table6.A1" office:value-type="string">
            <text:p text:style-name="P5">9 - size</text:p>
          </table:table-cell>
          <table:table-cell table:style-name="Table6.A1" office:value-type="string">
            <text:p text:style-name="P5">base_index + size - 1</text:p>
          </table:table-cell>
          <table:table-cell table:style-name="Table6.E1" office:value-type="string">
            <text:p text:style-name="P5">(base_index + size - 1 )% 7</text:p>
          </table:table-cell>
        </table:table-row>
        <table:table-row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2">
            <text:p text:style-name="P5">2</text:p>
          </table:table-cell>
          <table:table-cell table:style-name="Table6.A2" office:value-type="float" office:value="7">
            <text:p text:style-name="P5">7</text:p>
          </table:table-cell>
          <table:table-cell table:style-name="Table6.A2" office:value-type="float" office:value="10">
            <text:p text:style-name="P5">10</text:p>
          </table:table-cell>
          <table:table-cell table:style-name="Table6.E2" office:value-type="float" office:value="3">
            <text:p text:style-name="P5">3</text:p>
          </table:table-cell>
        </table:table-row>
        <table:table-row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3">
            <text:p text:style-name="P5">3</text:p>
          </table:table-cell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9">
            <text:p text:style-name="P5">9</text:p>
          </table:table-cell>
          <table:table-cell table:style-name="Table6.E2" office:value-type="float" office:value="2">
            <text:p text:style-name="P5">2</text:p>
          </table:table-cell>
        </table:table-row>
        <table:table-row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8">
            <text:p text:style-name="P5">8</text:p>
          </table:table-cell>
          <table:table-cell table:style-name="Table6.E2" office:value-type="float" office:value="1">
            <text:p text:style-name="P5">1</text:p>
          </table:table-cell>
        </table:table-row>
        <table:table-row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7">
            <text:p text:style-name="P5">7</text:p>
          </table:table-cell>
          <table:table-cell table:style-name="Table6.E2" office:value-type="float" office:value="0">
            <text:p text:style-name="P5">0</text:p>
          </table:table-cell>
        </table:table-row>
        <table:table-row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3">
            <text:p text:style-name="P5">3</text:p>
          </table:table-cell>
          <table:table-cell table:style-name="Table6.A2" office:value-type="float" office:value="6">
            <text:p text:style-name="P5">6</text:p>
          </table:table-cell>
          <table:table-cell table:style-name="Table6.E2" office:value-type="float" office:value="6">
            <text:p text:style-name="P5">6</text:p>
          </table:table-cell>
        </table:table-row>
        <table:table-row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7">
            <text:p text:style-name="P5">7</text:p>
          </table:table-cell>
          <table:table-cell table:style-name="Table6.A2" office:value-type="float" office:value="2">
            <text:p text:style-name="P5">2</text:p>
          </table:table-cell>
          <table:table-cell table:style-name="Table6.A2" office:value-type="float" office:value="5">
            <text:p text:style-name="P5">5</text:p>
          </table:table-cell>
          <table:table-cell table:style-name="Table6.E2" office:value-type="float" office:value="5">
            <text:p text:style-name="P5">5</text:p>
          </table:table-cell>
        </table:table-row>
        <table:table-row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8">
            <text:p text:style-name="P5">8</text:p>
          </table:table-cell>
          <table:table-cell table:style-name="Table6.A2" office:value-type="float" office:value="1">
            <text:p text:style-name="P5">1</text:p>
          </table:table-cell>
          <table:table-cell table:style-name="Table6.A2" office:value-type="float" office:value="4">
            <text:p text:style-name="P5">4</text:p>
          </table:table-cell>
          <table:table-cell table:style-name="Table6.E2" office:value-type="float" office:value="4">
            <text:p text:style-name="P5">4</text:p>
          </table:table-cell>
        </table:table-row>
        <table:table-row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2">
            <text:p text:style-name="P5">2</text:p>
          </table:table-cell>
          <table:table-cell table:style-name="Table6.A2" office:value-type="float" office:value="7">
            <text:p text:style-name="P5">7</text:p>
          </table:table-cell>
          <table:table-cell table:style-name="Table6.A2" office:value-type="float" office:value="11">
            <text:p text:style-name="P5">11</text:p>
          </table:table-cell>
          <table:table-cell table:style-name="Table6.E2" office:value-type="float" office:value="4">
            <text:p text:style-name="P5">4</text:p>
          </table:table-cell>
        </table:table-row>
        <table:table-row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3">
            <text:p text:style-name="P5">3</text:p>
          </table:table-cell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10">
            <text:p text:style-name="P5">10</text:p>
          </table:table-cell>
          <table:table-cell table:style-name="Table6.E2" office:value-type="float" office:value="3">
            <text:p text:style-name="P5">3</text:p>
          </table:table-cell>
        </table:table-row>
        <table:table-row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9">
            <text:p text:style-name="P5">9</text:p>
          </table:table-cell>
          <table:table-cell table:style-name="Table6.E2" office:value-type="float" office:value="2">
            <text:p text:style-name="P5">2</text:p>
          </table:table-cell>
        </table:table-row>
        <table:table-row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8">
            <text:p text:style-name="P5">8</text:p>
          </table:table-cell>
          <table:table-cell table:style-name="Table6.E2" office:value-type="float" office:value="1">
            <text:p text:style-name="P5">1</text:p>
          </table:table-cell>
        </table:table-row>
        <table:table-row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3">
            <text:p text:style-name="P5">3</text:p>
          </table:table-cell>
          <table:table-cell table:style-name="Table6.A2" office:value-type="float" office:value="7">
            <text:p text:style-name="P5">7</text:p>
          </table:table-cell>
          <table:table-cell table:style-name="Table6.E2" office:value-type="float" office:value="0">
            <text:p text:style-name="P5">0</text:p>
          </table:table-cell>
        </table:table-row>
        <table:table-row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7">
            <text:p text:style-name="P5">7</text:p>
          </table:table-cell>
          <table:table-cell table:style-name="Table6.A2" office:value-type="float" office:value="2">
            <text:p text:style-name="P5">2</text:p>
          </table:table-cell>
          <table:table-cell table:style-name="Table6.A2" office:value-type="float" office:value="6">
            <text:p text:style-name="P5">6</text:p>
          </table:table-cell>
          <table:table-cell table:style-name="Table6.E2" office:value-type="float" office:value="6">
            <text:p text:style-name="P5">6</text:p>
          </table:table-cell>
        </table:table-row>
        <table:table-row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8">
            <text:p text:style-name="P5">8</text:p>
          </table:table-cell>
          <table:table-cell table:style-name="Table6.A2" office:value-type="float" office:value="1">
            <text:p text:style-name="P5">1</text:p>
          </table:table-cell>
          <table:table-cell table:style-name="Table6.A2" office:value-type="float" office:value="5">
            <text:p text:style-name="P5">5</text:p>
          </table:table-cell>
          <table:table-cell table:style-name="Table6.E2" office:value-type="float" office:value="5">
            <text:p text:style-name="P5">5</text:p>
          </table:table-cell>
        </table:table-row>
        <text:soft-page-break/>
        <table:table-row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2">
            <text:p text:style-name="P5">2</text:p>
          </table:table-cell>
          <table:table-cell table:style-name="Table6.A2" office:value-type="float" office:value="7">
            <text:p text:style-name="P5">7</text:p>
          </table:table-cell>
          <table:table-cell table:style-name="Table6.A2" office:value-type="float" office:value="12">
            <text:p text:style-name="P5">12</text:p>
          </table:table-cell>
          <table:table-cell table:style-name="Table6.E2" office:value-type="float" office:value="5">
            <text:p text:style-name="P5">5</text:p>
          </table:table-cell>
        </table:table-row>
        <table:table-row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3">
            <text:p text:style-name="P5">3</text:p>
          </table:table-cell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11">
            <text:p text:style-name="P5">11</text:p>
          </table:table-cell>
          <table:table-cell table:style-name="Table6.E2" office:value-type="float" office:value="4">
            <text:p text:style-name="P5">4</text:p>
          </table:table-cell>
        </table:table-row>
        <table:table-row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10">
            <text:p text:style-name="P5">10</text:p>
          </table:table-cell>
          <table:table-cell table:style-name="Table6.E2" office:value-type="float" office:value="3">
            <text:p text:style-name="P5">3</text:p>
          </table:table-cell>
        </table:table-row>
        <table:table-row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5">
            <text:p text:style-name="P5">5</text:p>
          </table:table-cell>
          <table:table-cell table:style-name="Table6.A2" office:value-type="float" office:value="4">
            <text:p text:style-name="P5">4</text:p>
          </table:table-cell>
          <table:table-cell table:style-name="Table6.A2" office:value-type="float" office:value="9">
            <text:p text:style-name="P5">9</text:p>
          </table:table-cell>
          <table:table-cell table:style-name="Table6.E2" office:value-type="float" office:value="2">
            <text:p text:style-name="P5">2</text:p>
          </table:table-cell>
        </table:table-row>
        <table:table-row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3">
            <text:p text:style-name="P5">3</text:p>
          </table:table-cell>
          <table:table-cell table:style-name="Table6.A2" office:value-type="float" office:value="8">
            <text:p text:style-name="P5">8</text:p>
          </table:table-cell>
          <table:table-cell table:style-name="Table6.E2" office:value-type="float" office:value="1">
            <text:p text:style-name="P5">1</text:p>
          </table:table-cell>
        </table:table-row>
        <table:table-row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7">
            <text:p text:style-name="P5">7</text:p>
          </table:table-cell>
          <table:table-cell table:style-name="Table6.A2" office:value-type="float" office:value="2">
            <text:p text:style-name="P5">2</text:p>
          </table:table-cell>
          <table:table-cell table:style-name="Table6.A2" office:value-type="float" office:value="7">
            <text:p text:style-name="P5">7</text:p>
          </table:table-cell>
          <table:table-cell table:style-name="Table6.E2" office:value-type="float" office:value="0">
            <text:p text:style-name="P5">0</text:p>
          </table:table-cell>
        </table:table-row>
        <table:table-row>
          <table:table-cell table:style-name="Table6.A2" office:value-type="float" office:value="6">
            <text:p text:style-name="P5">6</text:p>
          </table:table-cell>
          <table:table-cell table:style-name="Table6.A2" office:value-type="float" office:value="8">
            <text:p text:style-name="P5">8</text:p>
          </table:table-cell>
          <table:table-cell table:style-name="Table6.A2" office:value-type="float" office:value="1">
            <text:p text:style-name="P5">1</text:p>
          </table:table-cell>
          <table:table-cell table:style-name="Table6.A2" office:value-type="float" office:value="6">
            <text:p text:style-name="P5">6</text:p>
          </table:table-cell>
          <table:table-cell table:style-name="Table6.E2" office:value-type="float" office:value="6">
            <text:p text:style-name="P5">6</text:p>
          </table:table-cell>
        </table:table-row>
      </table:table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Game Levels</text:p>
      <text:p text:style-name="P10"/>
      <text:p text:style-name="P10">1.<text:tab/>M2, M3, P5<text:tab/><text:tab/><text:tab/>C F G<text:tab/><text:tab/></text:p>
      <text:p text:style-name="P10">2.<text:tab/></text:p>
      <text:p text:style-name="P10">3.</text:p>
      <text:p text:style-name="P10">4.</text:p>
      <text:p text:style-name="P10">5.</text:p>
      <text:p text:style-name="P10">6.</text:p>
      <text:p text:style-name="P10">7.</text:p>
      <text:p text:style-name="P10">8.</text:p>
      <text:p text:style-name="P10">9.</text:p>
      <text:p text:style-name="P10">10.</text:p>
      <text:p text:style-name="P10">11.</text:p>
      <text:p text:style-name="P10">12.</text:p>
      <text:p text:style-name="P10">13.</text:p>
      <text:p text:style-name="P10">14.</text:p>
      <text:p text:style-name="P10">15.</text:p>
      <text:p text:style-name="P10">16.</text:p>
      <text:p text:style-name="P10">17.</text:p>
      <text:p text:style-name="P10">18.</text:p>
      <text:p text:style-name="P10">19.</text:p>
      <text:p text:style-name="P10">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Ensminger</meta:initial-creator>
    <meta:creation-date>2011-10-20T12:22:22.13</meta:creation-date>
    <dc:date>2011-11-07T12:24:18.61</dc:date>
    <dc:creator>Jon Ensminger</dc:creator>
    <meta:editing-duration>P5DT4H42M25S</meta:editing-duration>
    <meta:editing-cycles>124</meta:editing-cycles>
    <meta:generator>OpenOffice.org/3.3$Win32 OpenOffice.org_project/330m20$Build-9567</meta:generator>
    <meta:document-statistic meta:table-count="9" meta:image-count="0" meta:object-count="0" meta:page-count="9" meta:paragraph-count="1513" meta:word-count="2133" meta:character-count="5848"/>
  </office:meta>
</office:document-meta>
</file>